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, 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087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9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20.639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3.745cm" fo:break-before="auto" style:use-optimal-row-height="true"/>
    </style:style>
    <style:style style:name="ro8" style:family="table-row">
      <style:table-row-properties style:row-height="2.447cm" fo:break-before="auto" style:use-optimal-row-height="true"/>
    </style:style>
    <style:style style:name="ro9" style:family="table-row">
      <style:table-row-properties style:row-height="2.025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 table:tab-color="#800000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282a36" style:text-align-source="fix" style:repeat-content="false" style:vertical-align="top"/>
      <style:paragraph-properties fo:text-align="start" fo:margin-left="0cm"/>
    </style:style>
    <style:style style:name="ce10" style:family="table-cell" style:parent-style-name="Default">
      <style:table-cell-properties fo:background-color="#282a36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282a36"/>
      <style:text-properties style:text-outline="false" style:text-line-through-style="none" style:text-line-through-type="none" style:font-name="Consolas" fo:font-size="10.5pt" fo:language="fr" fo:country="FR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onsola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282a36"/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282a36"/>
      <style:text-properties fo:color="#7b7f8b" style:text-outline="false" style:text-line-through-style="none" style:text-line-through-type="none" style:font-name="Consolas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onsola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282a36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282a36"/>
      <style:text-properties style:text-outline="false" style:text-line-through-style="none" style:text-line-through-type="none" style:font-name="Consolas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onsola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282a36"/>
      <style:text-properties fo:color="#f6f6f4" style:text-outline="false" style:text-line-through-style="none" style:text-line-through-type="none" style:font-name="Consolas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onsola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282a36"/>
      <style:text-properties style:text-outline="false" style:text-line-through-style="none" style:text-line-through-type="none" fo:language="fr" fo:country="FR" fo:font-style="normal" fo:text-shadow="none" style:text-underline-style="none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282a36"/>
      <style:text-properties fo:color="#f6f6f4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286c4" fo:font-weight="normal" fo:language="fr" fo:country="FR" style:language-asian="zh" style:country-asian="CN" style:language-complex="hi" style:country-complex="IN" style:font-name="Consolas;Courier New" fo:font-size="10.5pt" style:letter-kerning="true" style:font-name-asian="" style:font-name-complex="Consolas;Courier New" style:font-size-asian="12pt" style:font-size-complex="12pt"/>
    </style:style>
    <style:style style:name="T4" style:family="text">
      <style:text-properties fo:font-weight="normal" fo:language="fr" fo:country="FR" style:language-asian="zh" style:country-asian="CN" style:language-complex="hi" style:country-complex="IN" style:font-name="Consolas;Courier New" fo:font-size="10.5pt" style:letter-kerning="true" style:font-name-asian="" style:font-name-complex="Consolas;Courier New" style:font-size-asian="12pt" style:font-size-complex="12pt" fo:color="#f6f6f4"/>
    </style:style>
    <style:style style:name="T5" style:family="text">
      <style:text-properties fo:font-weight="normal" fo:language="fr" fo:country="FR" style:language-asian="zh" style:country-asian="CN" style:language-complex="hi" style:country-complex="IN" style:font-name="Consolas;Courier New" fo:font-size="10.5pt" style:letter-kerning="true" style:font-name-asian="" style:font-name-complex="Consolas;Courier New" style:font-size-asian="12pt" style:font-size-complex="12pt" fo:color="#62e884" fo:font-style="italic"/>
    </style:style>
    <style:style style:name="T6" style:family="text">
      <style:text-properties style:font-name="" fo:font-size="12pt" style:letter-kerning="true" style:font-name-asian="" style:font-name-complex="Arial" style:font-size-asian="12pt" style:font-size-complex="12pt"/>
    </style:style>
    <style:style style:name="T7" style:family="text">
      <style:text-properties fo:color="#7b7f8b" style:font-name="Consolas;Courier New" fo:font-size="10.5pt" style:letter-kerning="true" style:font-name-asian="" style:font-name-complex="Consolas;Courier New" style:font-size-asian="12pt" style:font-size-complex="12pt"/>
    </style:style>
    <style:style style:name="T8" style:family="text">
      <style:text-properties fo:color="#7b7f8b" style:font-name="" fo:font-size="12pt" style:letter-kerning="true" style:font-name-asian="" style:font-name-complex="Arial" style:font-size-asian="12pt" style:font-size-complex="12pt"/>
    </style:style>
    <style:style style:name="T9" style:family="text">
      <style:text-properties fo:color="#7b7f8b" style:letter-kerning="true" style:font-name-asian="" style:font-size-asian="12pt" style:font-size-complex="12pt" style:font-name="Consolas;Courier New" fo:font-size="10.5pt" fo:font-weight="normal" fo:language="fr" fo:country="FR" style:language-asian="zh" style:country-asian="CN" style:language-complex="hi" style:country-complex="IN" style:font-name-complex="Consolas;Courier New"/>
    </style:style>
    <style:style style:name="T10" style:family="text">
      <style:text-properties fo:color="#f6f6f4" style:font-name="Consolas;Courier New" fo:font-size="10.5pt" style:letter-kerning="true" style:font-name-asian="" style:font-name-complex="Consolas;Courier New" style:font-size-asian="12pt" style:font-size-complex="12pt"/>
    </style:style>
    <style:style style:name="T11" style:family="text">
      <style:text-properties fo:color="#f6f6f4" fo:font-weight="normal" fo:language="fr" fo:country="FR" style:language-asian="zh" style:country-asian="CN" style:language-complex="hi" style:country-complex="IN" style:font-name="Consolas;Courier New" fo:font-size="10.5pt" style:letter-kerning="true" style:font-name-asian="" style:font-name-complex="Consolas;Courier New" style:font-size-asian="12pt" style:font-size-complex="12pt"/>
    </style:style>
    <style:style style:name="T12" style:family="text">
      <style:text-properties fo:font-weight="normal" fo:language="fr" fo:country="FR" style:language-asian="zh" style:country-asian="CN" style:language-complex="hi" style:country-complex="IN" style:font-name="Consolas;Courier New" fo:font-size="10.5pt" style:letter-kerning="true" style:font-name-asian="" style:font-name-complex="Consolas;Courier New" style:font-size-asian="12pt" style:font-size-complex="12pt" fo:color="#62e884"/>
    </style:style>
    <style:style style:name="T13" style:family="text">
      <style:text-properties fo:color="#f6f6f4" fo:language="fr" fo:country="FR" style:language-asian="zh" style:country-asian="CN" style:language-complex="hi" style:country-complex="IN" style:font-name="" fo:font-size="12pt" style:letter-kerning="true" style:font-name-asian="" style:font-name-complex="Arial" style:font-size-asian="12pt" style:font-size-complex="12pt"/>
    </style:style>
    <style:style style:name="T14" style:family="text">
      <style:text-properties fo:language="fr" fo:country="FR" style:language-asian="zh" style:country-asian="CN" style:language-complex="hi" style:country-complex="IN" style:letter-kerning="true" style:font-name-asian="" style:font-size-asian="12pt" style:font-size-complex="12pt" fo:color="#7b7f8b" style:font-name="Consolas;Courier New" fo:font-size="10.5pt" fo:font-weight="normal" style:font-name-complex="Consolas;Courier New"/>
    </style:style>
    <style:style style:name="T15" style:family="text">
      <style:text-properties fo:language="fr" fo:country="FR" style:language-asian="zh" style:country-asian="CN" style:language-complex="hi" style:country-complex="IN" style:letter-kerning="true" style:font-name-asian="" style:font-size-asian="12pt" style:font-size-complex="12pt" fo:color="#f286c4" style:font-name="Consolas;Courier New" fo:font-size="10.5pt" fo:font-weight="normal" style:font-name-complex="Consolas;Courier New"/>
    </style:style>
    <style:style style:name="T16" style:family="text">
      <style:text-properties fo:language="fr" fo:country="FR" style:language-asian="zh" style:country-asian="CN" style:language-complex="hi" style:country-complex="IN" style:letter-kerning="true" style:font-name-asian="" style:font-size-asian="12pt" style:font-size-complex="12pt" style:font-name="Consolas;Courier New" fo:font-size="10.5pt" fo:font-weight="normal" style:font-name-complex="Consolas;Courier New" fo:color="#f6f6f4"/>
    </style:style>
    <style:style style:name="T17" style:family="text">
      <style:text-properties fo:language="fr" fo:country="FR" style:language-asian="zh" style:country-asian="CN" style:language-complex="hi" style:country-complex="IN" style:letter-kerning="true" style:font-name-asian="" style:font-size-asian="12pt" style:font-size-complex="12pt" style:font-name="Consolas;Courier New" fo:font-size="10.5pt" fo:font-weight="normal" style:font-name-complex="Consolas;Courier New" fo:color="#bf9eee"/>
    </style:style>
    <style:style style:name="T18" style:family="text">
      <style:text-properties fo:language="fr" fo:country="FR" style:language-asian="zh" style:country-asian="CN" style:language-complex="hi" style:country-complex="IN" style:letter-kerning="true" style:font-name-asian="" style:font-size-asian="12pt" style:font-size-complex="12pt" style:font-name="Consolas;Courier New" fo:font-size="10.5pt" fo:font-weight="normal" style:font-name-complex="Consolas;Courier New" fo:color="#f286c4"/>
    </style:style>
    <style:style style:name="T19" style:family="text">
      <style:text-properties fo:language="fr" fo:country="FR" style:language-asian="zh" style:country-asian="CN" style:language-complex="hi" style:country-complex="IN" style:letter-kerning="true" style:font-name-asian="" style:font-size-asian="12pt" style:font-size-complex="12pt" fo:color="#62e884" style:font-name="Consolas;Courier New" fo:font-size="10.5pt" fo:font-weight="normal" style:font-name-complex="Consolas;Courier New"/>
    </style:style>
    <style:style style:name="T20" style:family="text">
      <style:text-properties fo:color="#f6f6f4" fo:language="fr" fo:country="FR" style:language-asian="zh" style:country-asian="CN" style:language-complex="hi" style:country-complex="IN" style:letter-kerning="true" style:font-name-asian="" style:font-size-asian="12pt" style:font-size-complex="12pt" style:font-name="Consolas;Courier New" fo:font-size="10.5pt" fo:font-weight="normal" style:font-name-complex="Consolas;Courier New"/>
    </style:style>
    <style:style style:name="T21" style:family="text">
      <style:text-properties fo:language="fr" fo:country="FR" style:language-asian="zh" style:country-asian="CN" style:language-complex="hi" style:country-complex="IN" style:letter-kerning="true" style:font-name-asian="" style:font-size-asian="12pt" style:font-size-complex="12pt" style:font-name="Consolas;Courier New" fo:font-size="10.5pt" fo:font-weight="normal" style:font-name-complex="Consolas;Courier New" fo:color="#62e884"/>
    </style:style>
    <style:style style:name="T22" style:family="text">
      <style:text-properties fo:color="#f6f6f4" style:font-name="" fo:font-size="12pt" style:letter-kerning="true" style:font-name-asian="" style:font-name-complex="Arial" style:font-size-asian="12pt" style:font-size-complex="12pt"/>
    </style:style>
    <style:style style:name="T23" style:family="text">
      <style:text-properties fo:color="#f6f6f4" style:letter-kerning="true" style:font-name-asian="" style:font-size-asian="12pt" style:font-size-complex="12pt" style:font-name="Consolas;Courier New" fo:font-size="10.5pt" fo:font-weight="normal" fo:language="fr" fo:country="FR" style:language-asian="zh" style:country-asian="CN" style:language-complex="hi" style:country-complex="IN" style:font-name-complex="Consolas;Courier New"/>
    </style:style>
    <style:style style:name="T24" style:family="text">
      <style:text-properties fo:language="fr" fo:country="FR" style:language-asian="zh" style:country-asian="CN" style:language-complex="hi" style:country-complex="IN" style:letter-kerning="true" style:font-name-asian="" style:font-size-asian="12pt" style:font-size-complex="12pt" style:font-name="Consolas;Courier New" fo:font-size="10.5pt" fo:font-weight="normal" style:font-name-complex="Consolas;Courier New" fo:color="#dee492"/>
    </style:style>
    <style:style style:name="T25" style:family="text">
      <style:text-properties fo:language="fr" fo:country="FR" style:language-asian="zh" style:country-asian="CN" style:language-complex="hi" style:country-complex="IN" style:letter-kerning="true" style:font-name-asian="" style:font-size-asian="12pt" style:font-size-complex="12pt" style:font-name="Consolas;Courier New" fo:font-size="10.5pt" fo:font-weight="normal" style:font-name-complex="Consolas;Courier New" fo:color="#e7ee98"/>
    </style:style>
    <style:style style:name="T2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8" style:family="text">
      <style:text-properties fo:color="#f286c4" style:font-name="Consolas;Courier New" fo:font-size="10.5pt" fo:font-weight="normal" style:letter-kerning="true" fo:language="fr" fo:country="FR" style:language-asian="zh" style:country-asian="CN" style:language-complex="hi" style:country-complex="IN" style:font-name-asian="" style:font-name-complex="Consolas;Courier New" style:font-size-asian="12pt" style:font-size-complex="12pt"/>
    </style:style>
    <style:style style:name="T29" style:family="text">
      <style:text-properties style:font-name="Consolas;Courier New" fo:font-size="10.5pt" fo:font-weight="normal" style:letter-kerning="true" fo:language="fr" fo:country="FR" style:language-asian="zh" style:country-asian="CN" style:language-complex="hi" style:country-complex="IN" style:font-name-asian="" style:font-name-complex="Consolas;Courier New" style:font-size-asian="12pt" style:font-size-complex="12pt" fo:color="#f6f6f4"/>
    </style:style>
    <style:style style:name="T30" style:family="text">
      <style:text-properties style:font-name="Consolas;Courier New" fo:font-size="10.5pt" fo:font-weight="normal" style:letter-kerning="true" fo:language="fr" fo:country="FR" style:language-asian="zh" style:country-asian="CN" style:language-complex="hi" style:country-complex="IN" style:font-name-asian="" style:font-name-complex="Consolas;Courier New" style:font-size-asian="12pt" style:font-size-complex="12pt" fo:color="#62e884" fo:font-style="italic"/>
    </style:style>
    <style:style style:name="T31" style:family="text">
      <style:text-properties fo:color="#7b7f8b" style:font-name="Consolas;Courier New" fo:font-size="10.5pt" fo:font-weight="normal" style:letter-kerning="true" fo:language="fr" fo:country="FR" style:language-asian="zh" style:country-asian="CN" style:language-complex="hi" style:country-complex="IN" style:font-name-asian="" style:font-name-complex="Consolas;Courier New" style:font-size-asian="12pt" style:font-size-complex="12pt"/>
    </style:style>
    <style:style style:name="T32" style:family="text">
      <style:text-properties style:font-name="Consolas;Courier New" fo:font-size="10.5pt" fo:font-weight="normal" style:letter-kerning="true" fo:language="fr" fo:country="FR" style:language-asian="zh" style:country-asian="CN" style:language-complex="hi" style:country-complex="IN" style:font-name-asian="" style:font-name-complex="Consolas;Courier New" style:font-size-asian="12pt" style:font-size-complex="12pt" fo:color="#62e884"/>
    </style:style>
    <style:style style:name="T33" style:family="text">
      <style:text-properties style:font-name="Consolas;Courier New" fo:font-size="10.5pt" fo:font-weight="normal" style:letter-kerning="true" fo:language="fr" fo:country="FR" style:language-asian="zh" style:country-asian="CN" style:language-complex="hi" style:country-complex="IN" style:font-name-asian="" style:font-name-complex="Consolas;Courier New" style:font-size-asian="12pt" style:font-size-complex="12pt" fo:color="#bf9eee"/>
    </style:style>
    <style:style style:name="T34" style:family="text">
      <style:text-properties style:font-name="Consolas;Courier New" fo:font-size="10.5pt" fo:font-weight="normal" style:letter-kerning="true" fo:language="fr" fo:country="FR" style:language-asian="zh" style:country-asian="CN" style:language-complex="hi" style:country-complex="IN" style:font-name-asian="" style:font-name-complex="Consolas;Courier New" style:font-size-asian="12pt" style:font-size-complex="12pt" fo:color="#f286c4"/>
    </style:style>
    <style:style style:name="T35" style:family="text">
      <style:text-properties style:font-name="Consolas;Courier New" fo:font-size="10.5pt" fo:font-weight="normal" style:letter-kerning="true" fo:language="fr" fo:country="FR" style:language-asian="zh" style:country-asian="CN" style:language-complex="hi" style:country-complex="IN" style:font-name-asian="" style:font-name-complex="Consolas;Courier New" style:font-size-asian="12pt" style:font-size-complex="12pt" fo:color="#ffb86c" fo:font-style="italic"/>
    </style:style>
    <style:style style:name="T36" style:family="text">
      <style:text-properties fo:color="#f6f6f4" fo:font-size="12pt" style:letter-kerning="true" fo:language="fr" fo:country="FR" style:language-asian="zh" style:country-asian="CN" style:language-complex="hi" style:country-complex="IN" style:font-name-asian="" style:font-name-complex="Arial" style:font-size-asian="12pt" style:font-size-complex="12pt"/>
    </style:style>
    <style:style style:name="T37" style:family="text">
      <style:text-properties style:letter-kerning="true" fo:language="fr" fo:country="FR" style:language-asian="zh" style:country-asian="CN" style:language-complex="hi" style:country-complex="IN" style:font-name-asian="" style:font-size-asian="12pt" style:font-size-complex="12pt" fo:color="#f286c4" style:font-name="Consolas;Courier New" fo:font-size="10.5pt" fo:font-weight="normal" style:font-name-complex="Consolas;Courier New"/>
    </style:style>
    <style:style style:name="T38" style:family="text">
      <style:text-properties style:letter-kerning="true" fo:language="fr" fo:country="FR" style:language-asian="zh" style:country-asian="CN" style:language-complex="hi" style:country-complex="IN" style:font-name-asian="" style:font-size-asian="12pt" style:font-size-complex="12pt" style:font-name="Consolas;Courier New" fo:font-size="10.5pt" fo:font-weight="normal" style:font-name-complex="Consolas;Courier New" fo:color="#f6f6f4"/>
    </style:style>
    <style:style style:name="T39" style:family="text">
      <style:text-properties style:letter-kerning="true" fo:language="fr" fo:country="FR" style:language-asian="zh" style:country-asian="CN" style:language-complex="hi" style:country-complex="IN" style:font-name-asian="" style:font-size-asian="12pt" style:font-size-complex="12pt" style:font-name="Consolas;Courier New" fo:font-size="10.5pt" fo:font-weight="normal" style:font-name-complex="Consolas;Courier New" fo:color="#62e884"/>
    </style:style>
    <style:style style:name="T40" style:family="text">
      <style:text-properties style:letter-kerning="true" fo:language="fr" fo:country="FR" style:language-asian="zh" style:country-asian="CN" style:language-complex="hi" style:country-complex="IN" style:font-name-asian="" style:font-size-asian="12pt" style:font-size-complex="12pt" style:font-name="Consolas;Courier New" fo:font-size="10.5pt" fo:font-weight="normal" style:font-name-complex="Consolas;Courier New" fo:color="#f286c4"/>
    </style:style>
    <style:style style:name="T41" style:family="text">
      <style:text-properties fo:color="#f6f6f4" style:letter-kerning="true" fo:language="fr" fo:country="FR" style:language-asian="zh" style:country-asian="CN" style:language-complex="hi" style:country-complex="IN" style:font-name-asian="" style:font-size-asian="12pt" style:font-size-complex="12pt" style:font-name="Consolas;Courier New" fo:font-size="10.5pt" fo:font-weight="normal" style:font-name-complex="Consolas;Courier New"/>
    </style:style>
    <style:style style:name="T42" style:family="text">
      <style:text-properties fo:color="#f6f6f4" style:font-name="Consolas;Courier New" fo:font-size="10.5pt" fo:font-weight="normal" style:letter-kerning="true" fo:language="fr" fo:country="FR" style:language-asian="zh" style:country-asian="CN" style:language-complex="hi" style:country-complex="IN" style:font-name-asian="" style:font-name-complex="Consolas;Courier New" style:font-size-asian="12pt" style:font-size-complex="12pt"/>
    </style:style>
    <style:style style:name="T43" style:family="text">
      <style:text-properties style:letter-kerning="true" fo:language="fr" fo:country="FR" style:language-asian="zh" style:country-asian="CN" style:language-complex="hi" style:country-complex="IN" style:font-name-asian="" style:font-size-asian="12pt" style:font-size-complex="12pt" fo:color="#62e884" style:font-name="Consolas;Courier New" fo:font-size="10.5pt" fo:font-weight="normal" style:font-name-complex="Consolas;Courier New"/>
    </style:style>
    <style:style style:name="T44" style:family="text">
      <style:text-properties style:letter-kerning="true" fo:language="fr" fo:country="FR" style:language-asian="zh" style:country-asian="CN" style:language-complex="hi" style:country-complex="IN" style:font-name-asian="" style:font-size-asian="12pt" style:font-size-complex="12pt" style:font-name="Consolas;Courier New" fo:font-size="10.5pt" fo:font-weight="normal" style:font-name-complex="Consolas;Courier New" fo:color="#bf9eee"/>
    </style:style>
    <style:style style:name="T45" style:family="text">
      <style:text-properties style:letter-kerning="true" fo:language="fr" fo:country="FR" style:language-asian="zh" style:country-asian="CN" style:language-complex="hi" style:country-complex="IN" style:font-name-asian="" style:font-size-asian="12pt" style:font-size-complex="12pt" fo:color="#7b7f8b" style:font-name="Consolas;Courier New" fo:font-size="10.5pt" fo:font-weight="normal" style:font-name-complex="Consolas;Courier New"/>
    </style:style>
    <style:style style:name="T46" style:family="text">
      <style:text-properties style:letter-kerning="true" fo:language="fr" fo:country="FR" style:language-asian="zh" style:country-asian="CN" style:language-complex="hi" style:country-complex="IN" style:font-name-asian="" style:font-size-asian="12pt" style:font-size-complex="12pt" style:font-name="Consolas;Courier New" fo:font-size="10.5pt" fo:font-weight="normal" style:font-name-complex="Consolas;Courier New" fo:color="#dee492"/>
    </style:style>
    <style:style style:name="T47" style:family="text">
      <style:text-properties style:letter-kerning="true" fo:language="fr" fo:country="FR" style:language-asian="zh" style:country-asian="CN" style:language-complex="hi" style:country-complex="IN" style:font-name-asian="" style:font-size-asian="12pt" style:font-size-complex="12pt" style:font-name="Consolas;Courier New" fo:font-size="10.5pt" fo:font-weight="normal" style:font-name-complex="Consolas;Courier New" fo:color="#e7ee98"/>
    </style:style>
  </office:automatic-styles>
  <office:body>
    <office:spreadsheet>
      <table:calculation-settings table:automatic-find-labels="false" table:use-regular-expressions="false" table:use-wildcards="true"/>
      <table:table table:name="Rapport" table:style-name="ta1">
        <table:shapes>
          <draw:frame draw:z-index="0" draw:style-name="gr1" draw:text-style-name="P1" svg:width="18.801cm" svg:height="12.18cm" svg:x="0.013cm" svg:y="27.573cm">
            <draw:object draw:notify-on-update-of-ranges="Données.A2:Données.A102 Données.C2:Données.C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531cm" svg:height="12.718cm" svg:x="0.222cm" svg:y="82.565cm">
            <draw:object draw:notify-on-update-of-ranges="Données.B2:Données.B102 Données.D2:Données.D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.423cm" svg:height="9.841cm" svg:x="0.417cm" svg:y="110.197cm">
            <draw:object draw:notify-on-update-of-ranges="Données.A1:Données.A1 Données.A2:Données.A102 Données.B1:Données.B1 Données.B2:Données.B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8"/>
        <table:table-row table:style-name="ro1">
          <table:table-cell table:style-name="ce3" office:value-type="string" calcext:value-type="string">
            <text:p>Addwyn LE LANN</text:p>
            <text:p>M2 Info ILIADE</text:p>
          </table:table-cell>
        </table:table-row>
        <table:table-row table:style-name="ro2">
          <table:table-cell table:style-name="ce3"/>
        </table:table-row>
        <table:table-row table:style-name="ro3">
          <table:table-cell table:style-name="ce4" office:value-type="string" calcext:value-type="string">
            <text:p/>
            <text:p><text:span text:style-name="T1">Rapport projet boussole avec robot EV3 et RobotC</text:span></text:p>
            <text:p/>
          </table:table-cell>
        </table:table-row>
        <table:table-row table:style-name="ro2" table:number-rows-repeated="6">
          <table:table-cell table:style-name="ce3"/>
        </table:table-row>
        <table:table-row table:style-name="ro2">
          <table:table-cell table:style-name="ce5" office:value-type="string" calcext:value-type="string">
            <text:p>Fichier <text:span text:style-name="T2">motorCharacterization.c</text:span> permettant la caractérisation du moteur</text:p>
          </table:table-cell>
        </table:table-row>
        <table:table-row table:style-name="ro4">
          <table:table-cell table:style-name="ce6" office:value-type="string" calcext:value-type="string">
            <text:p><text:span text:style-name="T3">#pragma</text:span><text:span text:style-name="T4"> </text:span><text:span text:style-name="T5">config</text:span><text:span text:style-name="T4">(</text:span><text:span text:style-name="T5">Sensor</text:span><text:span text:style-name="T4">, </text:span><text:span text:style-name="T5">S1</text:span><text:span text:style-name="T4">, </text:span><text:span text:style-name="T5">TouchSensor</text:span><text:span text:style-name="T4">, </text:span><text:span text:style-name="T5">sensorEV3_Touch</text:span><text:span text:style-name="T4">)</text:span></text:p>
            <text:p><text:span text:style-name="T3">#pragma</text:span><text:span text:style-name="T4"> </text:span><text:span text:style-name="T5">config</text:span><text:span text:style-name="T4">(</text:span><text:span text:style-name="T5">Sensor</text:span><text:span text:style-name="T4">, </text:span><text:span text:style-name="T5">S2</text:span><text:span text:style-name="T4">, </text:span><text:span text:style-name="T5">GyroSensor</text:span><text:span text:style-name="T4">, </text:span><text:span text:style-name="T5">sensorEV3_Gyro</text:span><text:span text:style-name="T4">)</text:span></text:p>
            <text:p><text:span text:style-name="T3">#pragma</text:span><text:span text:style-name="T4"> </text:span><text:span text:style-name="T5">config</text:span><text:span text:style-name="T4">(</text:span><text:span text:style-name="T5">Motor</text:span><text:span text:style-name="T4">, </text:span><text:span text:style-name="T5">motorA</text:span><text:span text:style-name="T4">, </text:span><text:span text:style-name="T5">motor</text:span><text:span text:style-name="T4">, </text:span><text:span text:style-name="T5">tmotorEV3_Large</text:span><text:span text:style-name="T4">, </text:span><text:span text:style-name="T5">PIDControl</text:span><text:span text:style-name="T4">, </text:span><text:span text:style-name="T5">encoder</text:span><text:span text:style-name="T4">)</text:span></text:p>
            <text:p><text:span text:style-name="T6"/></text:p>
            <text:p><text:span text:style-name="T7">/*</text:span></text:p>
            <text:p><text:span text:style-name="T8"> </text:span><text:span text:style-name="T9">* @author: Addwyn Le lann m2 iliade</text:span></text:p>
            <text:p><text:span text:style-name="T8"> </text:span><text:span text:style-name="T9">* Fichier préliminaire permettant de déterminer les constantes liées au moteur.</text:span></text:p>
            <text:p><text:span text:style-name="T8"> </text:span><text:span text:style-name="T9">* Cela nous donne la vitesse de rotation du moteur en fonction de la puissance.</text:span></text:p>
            <text:p><text:span text:style-name="T8"> </text:span><text:span text:style-name="T9">* La puissance est testée de 0% à 100% avec un pas de 1%.</text:span></text:p>
            <text:p><text:span text:style-name="T8"> </text:span><text:span text:style-name="T9">*/</text:span></text:p>
            <text:p><text:span text:style-name="T6"/></text:p>
            <text:p><text:span text:style-name="T7">// Variables globales</text:span></text:p>
            <text:p><text:span text:style-name="T10">string s_val;</text:span></text:p>
            <text:p><text:span text:style-name="T3">long</text:span><text:span text:style-name="T4"> fileHandle;</text:span></text:p>
            <text:p><text:span text:style-name="T6"/></text:p>
            <text:p><text:span text:style-name="T11">task </text:span><text:span text:style-name="T12">motorCharacterization</text:span><text:span text:style-name="T4">() {</text:span></text:p>
            <text:p><text:span text:style-name="T13">    </text:span><text:span text:style-name="T14">// Tableau contentant les différentes vitesse par puissance</text:span></text:p>
            <text:p><text:span text:style-name="T13">    </text:span><text:span text:style-name="T15">float</text:span><text:span text:style-name="T16"> tab [</text:span><text:span text:style-name="T17">101</text:span><text:span text:style-name="T16">];</text:span></text:p>
            <text:p><text:span text:style-name="T13">    </text:span><text:span text:style-name="T14">// Tabulation entre les différentes puissances</text:span></text:p>
            <text:p><text:span text:style-name="T13">    </text:span><text:span text:style-name="T15">for</text:span><text:span text:style-name="T16"> (</text:span><text:span text:style-name="T18">int</text:span><text:span text:style-name="T16"> i</text:span><text:span text:style-name="T18">=</text:span><text:span text:style-name="T17">0</text:span><text:span text:style-name="T16">;i</text:span><text:span text:style-name="T18">&lt;=</text:span><text:span text:style-name="T17">100</text:span><text:span text:style-name="T16">;i</text:span><text:span text:style-name="T18">++</text:span><text:span text:style-name="T16">) {</text:span></text:p>
            <text:p><text:span text:style-name="T13">        </text:span><text:span text:style-name="T14">// Règle la puissance du moteur</text:span></text:p>
            <text:p><text:span text:style-name="T13">        </text:span><text:span text:style-name="T19">setMotorSpeed</text:span><text:span text:style-name="T16">(motorA, i);</text:span></text:p>
            <text:p><text:span text:style-name="T13">        </text:span><text:span text:style-name="T14">// Légère attente pour laisser le moteur tourner à la puissance </text:span></text:p>
            <text:p><text:span text:style-name="T13">        </text:span><text:span text:style-name="T19">delay</text:span><text:span text:style-name="T16">(</text:span><text:span text:style-name="T17">100</text:span><text:span text:style-name="T16">);</text:span></text:p>
            <text:p><text:span text:style-name="T13">        </text:span><text:span text:style-name="T14">// Conversion en degré par seconde</text:span></text:p>
            <text:p><text:span text:style-name="T13">        </text:span><text:span text:style-name="T20">tab[i]</text:span><text:span text:style-name="T18">=</text:span><text:span text:style-name="T21">getMotorRPM</text:span><text:span text:style-name="T16">(motorA)</text:span><text:span text:style-name="T18">*</text:span><text:span text:style-name="T17">6</text:span><text:span text:style-name="T16">;</text:span></text:p>
            <text:p><text:span text:style-name="T22">    </text:span><text:span text:style-name="T23">}</text:span></text:p>
            <text:p><text:span text:style-name="T22">    </text:span></text:p>
            <text:p><text:span text:style-name="T13">    </text:span><text:span text:style-name="T14">// Sauvegarde des données dans le fichier</text:span></text:p>
            <text:p><text:span text:style-name="T13">    </text:span><text:span text:style-name="T15">for</text:span><text:span text:style-name="T16"> (</text:span><text:span text:style-name="T18">int</text:span><text:span text:style-name="T16"> i</text:span><text:span text:style-name="T18">=</text:span><text:span text:style-name="T17">0</text:span><text:span text:style-name="T16">; i</text:span><text:span text:style-name="T18">&lt;=</text:span><text:span text:style-name="T17">100</text:span><text:span text:style-name="T16">;i</text:span><text:span text:style-name="T18">++</text:span><text:span text:style-name="T16">) {</text:span></text:p>
            <text:p><text:span text:style-name="T13">        </text:span><text:span text:style-name="T19">stringFormat</text:span><text:span text:style-name="T16">(s_val, </text:span><text:span text:style-name="T24">"</text:span><text:span text:style-name="T17">%ld</text:span><text:span text:style-name="T18">\n</text:span><text:span text:style-name="T24">"</text:span><text:span text:style-name="T16">, tab[i]);</text:span></text:p>
            <text:p><text:span text:style-name="T13">        </text:span><text:span text:style-name="T19">fileWriteData</text:span><text:span text:style-name="T16">(fileHandle, s_val, </text:span><text:span text:style-name="T21">strlen</text:span><text:span text:style-name="T16">(s_val));</text:span></text:p>
            <text:p><text:span text:style-name="T22">    </text:span><text:span text:style-name="T23">}</text:span></text:p>
            <text:p><text:span text:style-name="T22">    </text:span></text:p>
            <text:p><text:span text:style-name="T13">    </text:span><text:span text:style-name="T14">// Fin du programme et fermeture du fichier</text:span></text:p>
            <text:p><text:span text:style-name="T13">    </text:span><text:span text:style-name="T19">fileClose</text:span><text:span text:style-name="T16">(fileHandle);</text:span></text:p>
            <text:p><text:span text:style-name="T13">    </text:span><text:span text:style-name="T19">stopAllTasks</text:span><text:span text:style-name="T16">();</text:span></text:p>
            <text:p><text:span text:style-name="T10">}</text:span></text:p>
            <text:p><text:span text:style-name="T6"/></text:p>
            <text:p><text:span text:style-name="T11">task </text:span><text:span text:style-name="T12">main</text:span><text:span text:style-name="T4">() {</text:span></text:p>
            <text:p><text:span text:style-name="T13">    </text:span><text:span text:style-name="T14">// Créer un fichier pour récupérer les résultats</text:span></text:p>
            <text:p><text:span text:style-name="T13">    </text:span><text:span text:style-name="T20">fileHandle </text:span><text:span text:style-name="T18">=</text:span><text:span text:style-name="T16"> </text:span><text:span text:style-name="T21">fileOpenWrite</text:span><text:span text:style-name="T16">(</text:span><text:span text:style-name="T24">"</text:span><text:span text:style-name="T25">puissance</text:span><text:span text:style-name="T24">"</text:span><text:span text:style-name="T16">);</text:span></text:p>
            <text:p><text:span text:style-name="T13">    </text:span><text:span text:style-name="T14">// Lance notre tâche d'analyse</text:span></text:p>
            <text:p><text:span text:style-name="T13">    </text:span><text:span text:style-name="T19">startTask</text:span><text:span text:style-name="T16">(motorCharacterization);</text:span></text:p>
            <text:p><text:span text:style-name="T10">}</text:span></text:p>
          </table:table-cell>
        </table:table-row>
        <table:table-row table:style-name="ro2" table:number-rows-repeated="32">
          <table:table-cell table:style-name="Default"/>
        </table:table-row>
        <table:table-row table:style-name="ro5">
          <table:table-cell table:style-name="Default" office:value-type="string" calcext:value-type="string">
            <text:p>On peut constater que la vitesse du moteur est proportionnelle à sa puissance fournie.</text:p>
            <text:p>Un plateau se dessine lorsque la puissance est égal ou supérieur à 87 %.</text:p>
            <text:p>Il est donc inutile de faire tourner le moteur au-dessus de cette puissance car il ne tournera pas plus vite.</text:p>
            <text:p>On obtient donc une pente d’environ 10 %.</text:p>
          </table:table-cell>
        </table:table-row>
        <table:table-row table:style-name="ro6">
          <table:table-cell table:style-name="Default" office:value-type="string" calcext:value-type="string">
            <text:p>Cette analyse nous permet de faire ressortir certaines constantes :</text:p>
            <text:p><text:span text:style-name="T2">minPower</text:span> : 5 – puissance minimale à laquelle le moteur commence à tourner</text:p>
            <text:p><text:span text:style-name="T2">maxPower </text:span>: 87 – puissance maximale au-delà duquel la vitesse n’augmente plus</text:p>
            <text:p><text:span text:style-name="T2">maxSpeed </text:span>: 860 – vitesse de rotation maximale atteignable avec le moteur</text:p>
            <text:p><text:span text:style-name="T26">pente </text:span><text:span text:style-name="T27">: 9,88505747126437 – pente de la fonction affine entre le rapport vitesse et puissance du moteur</text:span></text:p>
          </table:table-cell>
        </table:table-row>
        <table:table-row table:style-name="ro2" table:number-rows-repeated="26">
          <table:table-cell table:style-name="Default"/>
        </table:table-row>
        <table:table-row table:style-name="ro2">
          <table:table-cell table:style-name="ce5" office:value-type="string" calcext:value-type="string">
            <text:p>Fichier <text:span text:style-name="T2">gyroRateCharacterization.c</text:span> permettant la caractérisation du gyromètre</text:p>
          </table:table-cell>
        </table:table-row>
        <table:table-row table:style-name="ro7">
          <table:table-cell table:style-name="ce10" office:value-type="string" calcext:value-type="string">
            <text:p><text:span text:style-name="T3">#pragma</text:span><text:span text:style-name="T4"> </text:span><text:span text:style-name="T5">config</text:span><text:span text:style-name="T4">(</text:span><text:span text:style-name="T5">Sensor</text:span><text:span text:style-name="T4">, </text:span><text:span text:style-name="T5">S1</text:span><text:span text:style-name="T4">, </text:span><text:span text:style-name="T5">TouchSensor</text:span><text:span text:style-name="T4">, </text:span><text:span text:style-name="T5">sensorEV3_Touch</text:span><text:span text:style-name="T4">)</text:span></text:p>
            <text:p><text:span text:style-name="T3">#pragma</text:span><text:span text:style-name="T4"> </text:span><text:span text:style-name="T5">config</text:span><text:span text:style-name="T4">(</text:span><text:span text:style-name="T5">Sensor</text:span><text:span text:style-name="T4">, </text:span><text:span text:style-name="T5">S2</text:span><text:span text:style-name="T4">, </text:span><text:span text:style-name="T5">GyroSensor</text:span><text:span text:style-name="T4">, </text:span><text:span text:style-name="T5">sensorEV3_Gyro</text:span><text:span text:style-name="T4">)</text:span></text:p>
            <text:p><text:span text:style-name="T3">#pragma</text:span><text:span text:style-name="T4"> </text:span><text:span text:style-name="T5">config</text:span><text:span text:style-name="T4">(</text:span><text:span text:style-name="T5">Motor</text:span><text:span text:style-name="T4">, </text:span><text:span text:style-name="T5">motorA</text:span><text:span text:style-name="T4">, </text:span><text:span text:style-name="T5">moteurA</text:span><text:span text:style-name="T4">, </text:span><text:span text:style-name="T5">tmotorEV3_Large</text:span><text:span text:style-name="T4">, </text:span><text:span text:style-name="T5">PIDControl</text:span><text:span text:style-name="T4">, </text:span><text:span text:style-name="T5">encoder</text:span><text:span text:style-name="T4">)</text:span></text:p>
            <text:p><text:span text:style-name="T6"/></text:p>
            <text:p><text:span text:style-name="T7">/*</text:span></text:p>
            <text:p><text:span text:style-name="T8"> </text:span><text:span text:style-name="T9">* @author: Addwyn Le lann m2 iliade</text:span></text:p>
            <text:p><text:span text:style-name="T8"> </text:span><text:span text:style-name="T9">* Fichier préliminaire permettant de déterminer les constantes liées au gyromètre.</text:span></text:p>
            <text:p><text:span text:style-name="T8"> </text:span><text:span text:style-name="T9">* Cela nous donne la vitesse délivrée par le gyromètre en degrés par </text:span></text:p>
            <text:p><text:span text:style-name="T8"> </text:span><text:span text:style-name="T9">* seconde en fonction de la puissance.</text:span></text:p>
            <text:p><text:span text:style-name="T8"> </text:span><text:span text:style-name="T9">* La puissance est testée de 0% à 100% avec un pas de 1%.</text:span></text:p>
            <text:p><text:span text:style-name="T8"> </text:span><text:span text:style-name="T9">*/</text:span></text:p>
            <text:p><text:span text:style-name="T6"/></text:p>
            <text:p><text:span text:style-name="T7">// Variables globales</text:span></text:p>
            <text:p><text:span text:style-name="T10">string s_val;</text:span></text:p>
            <text:p><text:span text:style-name="T3">long</text:span><text:span text:style-name="T4"> fileHandle;</text:span></text:p>
            <text:p><text:span text:style-name="T6"/></text:p>
            <text:p><text:span text:style-name="T11">task </text:span><text:span text:style-name="T12">gyroRateCharacterization</text:span><text:span text:style-name="T4">() {</text:span></text:p>
            <text:p><text:span text:style-name="T13">    </text:span><text:span text:style-name="T14">// Tableau contentant les différentes vitesse par puissance</text:span></text:p>
            <text:p><text:span text:style-name="T13">    </text:span><text:span text:style-name="T15">long</text:span><text:span text:style-name="T16"> tab [</text:span><text:span text:style-name="T17">101</text:span><text:span text:style-name="T16">];</text:span></text:p>
            <text:p><text:span text:style-name="T13">    </text:span><text:span text:style-name="T14">// Tabulation entre les différentes puissances</text:span></text:p>
            <text:p><text:span text:style-name="T13">    </text:span><text:span text:style-name="T15">for</text:span><text:span text:style-name="T16"> (</text:span><text:span text:style-name="T18">int</text:span><text:span text:style-name="T16"> i</text:span><text:span text:style-name="T18">=</text:span><text:span text:style-name="T17">0</text:span><text:span text:style-name="T16">;i</text:span><text:span text:style-name="T18">&lt;=</text:span><text:span text:style-name="T17">100</text:span><text:span text:style-name="T16">;i</text:span><text:span text:style-name="T18">++</text:span><text:span text:style-name="T16">) {</text:span></text:p>
            <text:p><text:span text:style-name="T13">        </text:span><text:span text:style-name="T14">// Règle la puissance du moteur dans le sens antihoraire</text:span></text:p>
            <text:p><text:span text:style-name="T13">        </text:span><text:span text:style-name="T19">setMotorSpeed</text:span><text:span text:style-name="T16">(motorA, </text:span><text:span text:style-name="T18">-</text:span><text:span text:style-name="T16">i);</text:span></text:p>
            <text:p><text:span text:style-name="T13">        </text:span><text:span text:style-name="T14">// Légère attente pour laisser le moteur tourner à la puissance</text:span></text:p>
            <text:p><text:span text:style-name="T13">        </text:span><text:span text:style-name="T14">// Et ainsi prendre la mesure après que le moteur est fait son demi-tour</text:span></text:p>
            <text:p><text:span text:style-name="T13">        </text:span><text:span text:style-name="T19">delay</text:span><text:span text:style-name="T16">(</text:span><text:span text:style-name="T17">200</text:span><text:span text:style-name="T16">);</text:span></text:p>
            <text:p><text:span text:style-name="T13">        </text:span><text:span text:style-name="T14">// Sauvegarde de la vitesse dans le tableau</text:span></text:p>
            <text:p><text:span text:style-name="T13">        </text:span><text:span text:style-name="T20">tab[i] </text:span><text:span text:style-name="T18">=</text:span><text:span text:style-name="T16"> </text:span><text:span text:style-name="T21">getGyroRate</text:span><text:span text:style-name="T16">(S2);</text:span></text:p>
            <text:p><text:span text:style-name="T13">        </text:span><text:span text:style-name="T14">// Règle la puissance du moteur dans le sens horaire</text:span></text:p>
            <text:p><text:span text:style-name="T13">        </text:span><text:span text:style-name="T14">// Permet de dérouler le câble du gyromètre</text:span></text:p>
            <text:p><text:span text:style-name="T13">        </text:span><text:span text:style-name="T19">setMotorSpeed</text:span><text:span text:style-name="T16">(motorA, i);</text:span></text:p>
            <text:p><text:span text:style-name="T13">        </text:span><text:span text:style-name="T14">// Laisse le câble se dérouler</text:span></text:p>
            <text:p><text:span text:style-name="T13">        </text:span><text:span text:style-name="T19">delay</text:span><text:span text:style-name="T16">(</text:span><text:span text:style-name="T17">200</text:span><text:span text:style-name="T16">);</text:span></text:p>
            <text:p><text:span text:style-name="T22">    </text:span><text:span text:style-name="T23">}</text:span></text:p>
            <text:p><text:span text:style-name="T6"/></text:p>
            <text:p><text:span text:style-name="T13">    </text:span><text:span text:style-name="T14">// Sauvegarde des données dans le fichier</text:span></text:p>
            <text:p><text:span text:style-name="T13">    </text:span><text:span text:style-name="T15">for</text:span><text:span text:style-name="T16"> (</text:span><text:span text:style-name="T18">int</text:span><text:span text:style-name="T16"> i</text:span><text:span text:style-name="T18">=</text:span><text:span text:style-name="T17">0</text:span><text:span text:style-name="T16">; i</text:span><text:span text:style-name="T18">&lt;=</text:span><text:span text:style-name="T17">100</text:span><text:span text:style-name="T16">;i</text:span><text:span text:style-name="T18">++</text:span><text:span text:style-name="T16">) {</text:span></text:p>
            <text:p><text:span text:style-name="T13">        </text:span><text:span text:style-name="T19">stringFormat</text:span><text:span text:style-name="T16">(s_val, </text:span><text:span text:style-name="T24">"</text:span><text:span text:style-name="T17">%ld</text:span><text:span text:style-name="T18">\n</text:span><text:span text:style-name="T24">"</text:span><text:span text:style-name="T16">, tab[i]);</text:span></text:p>
            <text:p><text:span text:style-name="T13">        </text:span><text:span text:style-name="T19">fileWriteData</text:span><text:span text:style-name="T16">(fileHandle, s_val, </text:span><text:span text:style-name="T21">strlen</text:span><text:span text:style-name="T16">(s_val));</text:span></text:p>
            <text:p><text:span text:style-name="T22">    </text:span><text:span text:style-name="T23">}</text:span></text:p>
            <text:p><text:span text:style-name="T6"/></text:p>
            <text:p><text:span text:style-name="T13">    </text:span><text:span text:style-name="T14">// Fin du programme et fermeture du fichier</text:span></text:p>
            <text:p><text:span text:style-name="T13">    </text:span><text:span text:style-name="T19">fileClose</text:span><text:span text:style-name="T16">(fileHandle);</text:span></text:p>
            <text:p><text:span text:style-name="T13">    </text:span><text:span text:style-name="T19">stopAllTasks</text:span><text:span text:style-name="T16">();</text:span></text:p>
            <text:p><text:span text:style-name="T10">}</text:span></text:p>
            <text:p><text:span text:style-name="T6"/></text:p>
            <text:p><text:span text:style-name="T11">task </text:span><text:span text:style-name="T12">main</text:span><text:span text:style-name="T4">() {</text:span></text:p>
            <text:p><text:span text:style-name="T13">    </text:span><text:span text:style-name="T14">// Créer un fichier pour récupérer les résultats</text:span></text:p>
            <text:p><text:span text:style-name="T13">    </text:span><text:span text:style-name="T20">fileHandle </text:span><text:span text:style-name="T18">=</text:span><text:span text:style-name="T16"> </text:span><text:span text:style-name="T21">fileOpenWrite</text:span><text:span text:style-name="T16">(</text:span><text:span text:style-name="T24">"</text:span><text:span text:style-name="T25">gyro</text:span><text:span text:style-name="T24">"</text:span><text:span text:style-name="T16">);</text:span></text:p>
            <text:p><text:span text:style-name="T13">    </text:span><text:span text:style-name="T14">// Lance notre tâche d'analyse</text:span></text:p>
            <text:p><text:span text:style-name="T13">    </text:span><text:span text:style-name="T19">startTask</text:span><text:span text:style-name="T16">(gyroRateCharacterization);</text:span></text:p>
            <text:p><text:span text:style-name="T10">}</text:span></text:p>
            <text:p><text:span text:style-name="T10"/></text:p>
          </table:table-cell>
        </table:table-row>
        <table:table-row table:style-name="ro2" table:number-rows-repeated="35">
          <table:table-cell table:style-name="Default"/>
        </table:table-row>
        <table:table-row table:style-name="ro8">
          <table:table-cell table:style-name="Default" office:value-type="string" calcext:value-type="string">
            <text:p>On peut constater que la vitesse de rotation du gyromètre est proportionnelle à la puissance fournit au moteur.</text:p>
            <text:p>Mais il intervient assez vite un plateau à partir duquel le gyromètre n’est plus capable de mesurer une vitesse de rotation</text:p>
            <text:p>supérieur à 500 degrés par seconde.</text:p>
            <text:p>Ce plateau se dessine lorsque la puissance est égal ou supérieur à 52 %.</text:p>
            <text:p>Il est donc inutile de faire tourner le moteur au-dessus de cette puissance car il ne tournera pas plus vite.</text:p>
            <text:p>On obtient donc une pente d’environ 10 %.</text:p>
          </table:table-cell>
        </table:table-row>
        <table:table-row table:style-name="ro9">
          <table:table-cell table:style-name="Default" office:value-type="string" calcext:value-type="string">
            <text:p>Cette analyse nous permet de faire ressortir certaines constantes :</text:p>
            <text:p><text:span text:style-name="T2">minPower2</text:span> : 9 – puissance minimale à laquelle le gyromètre mesure une rotation</text:p>
            <text:p><text:span text:style-name="T2">maxPower2 </text:span>: 52 – puissance maximale au-delà duquel le gyromètre ne mesure plus d’augmentation de la rotation</text:p>
            <text:p><text:span text:style-name="T2">maxSpeed2 </text:span>: 494 – vitesse de rotation maximale mesurée par le gyromètre</text:p>
            <text:p><text:span text:style-name="T26">pente2 </text:span><text:span text:style-name="T27">: 9,5 – pente de la fonction affine entre le rapport vitesse de roation et puissance du moteur</text:span></text:p>
          </table:table-cell>
        </table:table-row>
        <table:table-row table:style-name="ro2" table:number-rows-repeated="43">
          <table:table-cell table:style-name="Default"/>
        </table:table-row>
        <table:table-row table:style-name="ro10">
          <table:table-cell table:style-name="ce11" office:value-type="string" calcext:value-type="string">
            <text:p>On constate que ce soit les mesures réalisées par l’encodeur optique ou le gyromètre, les données sont toujours proportionnelles à la puissance du moteur. On obtient également une quasi parfaite superposition des deux courbes ayant une pente similaire de 10 %. Mais on peut comprendre que le gyromètre étant plus précis que l’encodeur optique, quand réalité le moteur ne tourne pas plus vite après une puissance supérieure de 50 %. Il est donc inutile d’utiliser une puissance supérieure à 50 %, car on constate que la pente est la même, ainsi avec la formule PD on obtiendra les mêmes résultats en économisant de la batterie.</text:p>
          </table:table-cell>
        </table:table-row>
        <table:table-row table:style-name="ro2">
          <table:table-cell table:style-name="Default"/>
        </table:table-row>
        <table:table-row table:style-name="ro2">
          <table:table-cell table:style-name="ce5" office:value-type="string" calcext:value-type="string">
            <text:p>Fichier<text:span text:style-name="T2"> projet.c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28">#pragma</text:span><text:span text:style-name="T29"> </text:span><text:span text:style-name="T30">config</text:span><text:span text:style-name="T29">(</text:span><text:span text:style-name="T30">Sensor</text:span><text:span text:style-name="T29">, </text:span><text:span text:style-name="T30">S1</text:span><text:span text:style-name="T29">, </text:span><text:span text:style-name="T30">TouchSensor</text:span><text:span text:style-name="T29">, </text:span><text:span text:style-name="T30">sensorEV3_Touch</text:span><text:span text:style-name="T29">)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28">#pragma</text:span><text:span text:style-name="T29"> </text:span><text:span text:style-name="T30">config</text:span><text:span text:style-name="T29">(</text:span><text:span text:style-name="T30">Sensor</text:span><text:span text:style-name="T29">, </text:span><text:span text:style-name="T30">S2</text:span><text:span text:style-name="T29">, </text:span><text:span text:style-name="T30">GyroSensor</text:span><text:span text:style-name="T29">, </text:span><text:span text:style-name="T30">sensorEV3_Gyro</text:span><text:span text:style-name="T29">)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28">#pragma</text:span><text:span text:style-name="T29"> </text:span><text:span text:style-name="T30">config</text:span><text:span text:style-name="T29">(</text:span><text:span text:style-name="T30">Motor</text:span><text:span text:style-name="T29">, </text:span><text:span text:style-name="T30">motorA</text:span><text:span text:style-name="T29">, </text:span><text:span text:style-name="T30">moteurA</text:span><text:span text:style-name="T29">, </text:span><text:span text:style-name="T30">tmotorEV3_Large</text:span><text:span text:style-name="T29">, </text:span><text:span text:style-name="T30">PIDControl</text:span><text:span text:style-name="T29">, </text:span><text:span text:style-name="T30">encoder</text:span><text:span text:style-name="T29">)</text:span>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*</text:p>
          </table:table-cell>
        </table:table-row>
        <table:table-row table:style-name="ro2">
          <table:table-cell table:style-name="ce15" office:value-type="string" calcext:value-type="string">
            <text:p> <text:span text:style-name="T31">* @author: Addwyn Le lann m2 iliade</text:span></text:p>
          </table:table-cell>
        </table:table-row>
        <table:table-row table:style-name="ro2">
          <table:table-cell table:style-name="ce15" office:value-type="string" calcext:value-type="string">
            <text:p> <text:span text:style-name="T31">*/</text:span>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Constantes</text:p>
          </table:table-cell>
        </table:table-row>
        <table:table-row table:style-name="ro2">
          <table:table-cell table:style-name="ce16" office:value-type="string" calcext:value-type="string">
            <text:p><text:span text:style-name="T28">#define</text:span><text:span text:style-name="T29"> </text:span><text:span text:style-name="T32">PENTE</text:span><text:span text:style-name="T29"> </text:span><text:span text:style-name="T33">9.885</text:span></text:p>
          </table:table-cell>
        </table:table-row>
        <table:table-row table:style-name="ro2">
          <table:table-cell table:style-name="ce16" office:value-type="string" calcext:value-type="string">
            <text:p><text:span text:style-name="T28">#define</text:span><text:span text:style-name="T29"> </text:span><text:span text:style-name="T32">MAX_SPEED</text:span><text:span text:style-name="T29"> </text:span><text:span text:style-name="T33">860</text:span></text:p>
          </table:table-cell>
        </table:table-row>
        <table:table-row table:style-name="ro2">
          <table:table-cell table:style-name="ce16" office:value-type="string" calcext:value-type="string">
            <text:p><text:span text:style-name="T28">#define</text:span><text:span text:style-name="T29"> </text:span><text:span text:style-name="T32">MIN_POWER</text:span><text:span text:style-name="T29"> </text:span><text:span text:style-name="T33">5</text:span></text:p>
          </table:table-cell>
        </table:table-row>
        <table:table-row table:style-name="ro2">
          <table:table-cell table:style-name="ce16" office:value-type="string" calcext:value-type="string">
            <text:p><text:span text:style-name="T28">#define</text:span><text:span text:style-name="T29"> </text:span><text:span text:style-name="T32">MAX_POWER</text:span><text:span text:style-name="T29"> </text:span><text:span text:style-name="T33">87</text:span>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6" office:value-type="string" calcext:value-type="string">
            <text:p><text:span text:style-name="T28">#define</text:span><text:span text:style-name="T29"> </text:span><text:span text:style-name="T32">PENTE_2</text:span><text:span text:style-name="T29"> </text:span><text:span text:style-name="T33">9.5</text:span></text:p>
          </table:table-cell>
        </table:table-row>
        <table:table-row table:style-name="ro2">
          <table:table-cell table:style-name="ce16" office:value-type="string" calcext:value-type="string">
            <text:p><text:span text:style-name="T28">#define</text:span><text:span text:style-name="T29"> </text:span><text:span text:style-name="T32">MAX_SPEED_2</text:span><text:span text:style-name="T29"> </text:span><text:span text:style-name="T33">494</text:span></text:p>
          </table:table-cell>
        </table:table-row>
        <table:table-row table:style-name="ro2">
          <table:table-cell table:style-name="ce16" office:value-type="string" calcext:value-type="string">
            <text:p><text:span text:style-name="T28">#define</text:span><text:span text:style-name="T29"> </text:span><text:span text:style-name="T32">MIN_POWER_2</text:span><text:span text:style-name="T29"> </text:span><text:span text:style-name="T33">9</text:span></text:p>
          </table:table-cell>
        </table:table-row>
        <table:table-row table:style-name="ro2">
          <table:table-cell table:style-name="ce16" office:value-type="string" calcext:value-type="string">
            <text:p><text:span text:style-name="T28">#define</text:span><text:span text:style-name="T29"> </text:span><text:span text:style-name="T32">MAX_POWER_2</text:span><text:span text:style-name="T29"> </text:span><text:span text:style-name="T33">52</text:span>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6" office:value-type="string" calcext:value-type="string">
            <text:p><text:span text:style-name="T28">#define</text:span><text:span text:style-name="T29"> </text:span><text:span text:style-name="T32">P</text:span><text:span text:style-name="T29"> </text:span><text:span text:style-name="T33">100</text:span></text:p>
          </table:table-cell>
        </table:table-row>
        <table:table-row table:style-name="ro2">
          <table:table-cell table:style-name="ce16" office:value-type="string" calcext:value-type="string">
            <text:p><text:span text:style-name="T28">#define</text:span><text:span text:style-name="T29"> </text:span><text:span text:style-name="T32">D</text:span><text:span text:style-name="T29"> </text:span><text:span text:style-name="T34">-</text:span><text:span text:style-name="T33">1</text:span>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6" office:value-type="string" calcext:value-type="string">
            <text:p><text:span text:style-name="T28">#define</text:span><text:span text:style-name="T29"> </text:span><text:span text:style-name="T32">CONSIGNE_GYRO</text:span><text:span text:style-name="T29"> </text:span><text:span text:style-name="T33">0</text:span>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Variables globales</text:p>
          </table:table-cell>
        </table:table-row>
        <table:table-row table:style-name="ro2">
          <table:table-cell table:style-name="ce16" office:value-type="string" calcext:value-type="string">
            <text:p><text:span text:style-name="T28">int</text:span><text:span text:style-name="T29"> consigne </text:span><text:span text:style-name="T34">=</text:span><text:span text:style-name="T29"> </text:span><text:span text:style-name="T33">0</text:span><text:span text:style-name="T29">;</text:span></text:p>
          </table:table-cell>
        </table:table-row>
        <table:table-row table:style-name="ro2">
          <table:table-cell table:style-name="ce17" office:value-type="string" calcext:value-type="string">
            <text:p>TSemaphore mutexConsigne;</text:p>
          </table:table-cell>
        </table:table-row>
        <table:table-row table:style-name="ro2">
          <table:table-cell table:style-name="ce16" office:value-type="string" calcext:value-type="string">
            <text:p><text:span text:style-name="T28">int</text:span><text:span text:style-name="T29"> changement </text:span><text:span text:style-name="T34">=</text:span><text:span text:style-name="T29"> </text:span><text:span text:style-name="T33">false</text:span><text:span text:style-name="T29">;</text:span>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Déclare le prototype la fonction "choix" en avance pour pouvoir faire des appels récursifs</text:p>
          </table:table-cell>
        </table:table-row>
        <table:table-row table:style-name="ro2">
          <table:table-cell table:style-name="ce16" office:value-type="string" calcext:value-type="string">
            <text:p><text:span text:style-name="T28">void</text:span><text:span text:style-name="T29"> </text:span><text:span text:style-name="T32">choix</text:span><text:span text:style-name="T29">();</text:span>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Permet de limiter la vitesse du moteur à notre constante calculé avec l'encodeur optique</text:p>
          </table:table-cell>
        </table:table-row>
        <table:table-row table:style-name="ro2">
          <table:table-cell table:style-name="ce12" office:value-type="string" calcext:value-type="string">
            <text:p><text:span text:style-name="T28">void</text:span><text:span text:style-name="T29"> </text:span><text:span text:style-name="T32">launchMotorSpeed</text:span><text:span text:style-name="T29">(</text:span><text:span text:style-name="T34">int</text:span><text:span text:style-name="T29"> </text:span><text:span text:style-name="T35">speed</text:span><text:span text:style-name="T29">) {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37">if</text:span><text:span text:style-name="T38">(</text:span><text:span text:style-name="T39">abs</text:span><text:span text:style-name="T38">(speed) </text:span><text:span text:style-name="T40">&gt;</text:span><text:span text:style-name="T38"> MAX_SPEED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1">speed </text:span><text:span text:style-name="T40">=</text:span><text:span text:style-name="T38"> MAX_SPEED;</text:span></text:p>
          </table:table-cell>
        </table:table-row>
        <table:table-row table:style-name="ro2">
          <table:table-cell table:style-name="ce15" office:value-type="string" calcext:value-type="string">
            <text:p>    <text:span text:style-name="T42">}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setMotorSpeed</text:span><text:span text:style-name="T38">(motorA, speed</text:span><text:span text:style-name="T40">/</text:span><text:span text:style-name="T38">PENTE);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Permet de limiter la vitesse du moteur à notre constante calculé avec le gyromètre</text:p>
          </table:table-cell>
        </table:table-row>
        <table:table-row table:style-name="ro2">
          <table:table-cell table:style-name="ce12" office:value-type="string" calcext:value-type="string">
            <text:p><text:span text:style-name="T28">void</text:span><text:span text:style-name="T29"> </text:span><text:span text:style-name="T32">launchMotorSpeed2</text:span><text:span text:style-name="T29">(</text:span><text:span text:style-name="T34">int</text:span><text:span text:style-name="T29"> </text:span><text:span text:style-name="T35">speed</text:span><text:span text:style-name="T29">) {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37">if</text:span><text:span text:style-name="T38">(</text:span><text:span text:style-name="T39">abs</text:span><text:span text:style-name="T38">(speed) </text:span><text:span text:style-name="T40">&gt;</text:span><text:span text:style-name="T38"> MAX_SPEED_2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1">speed </text:span><text:span text:style-name="T40">=</text:span><text:span text:style-name="T38"> MAX_SPEED_2;</text:span></text:p>
          </table:table-cell>
        </table:table-row>
        <table:table-row table:style-name="ro2">
          <table:table-cell table:style-name="ce15" office:value-type="string" calcext:value-type="string">
            <text:p>    <text:span text:style-name="T42">}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setMotorSpeed</text:span><text:span text:style-name="T38">(motorA, speed</text:span><text:span text:style-name="T40">/</text:span><text:span text:style-name="T38">PENTE_2);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Fonction qui indique le cap à exécuter pour le moteur</text:p>
          </table:table-cell>
        </table:table-row>
        <table:table-row table:style-name="ro2">
          <table:table-cell table:style-name="ce16" office:value-type="string" calcext:value-type="string">
            <text:p><text:span text:style-name="T42">task </text:span><text:span text:style-name="T32">keepHeading</text:span><text:span text:style-name="T29">() {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37">int</text:span><text:span text:style-name="T38"> consigneCopy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37">while</text:span><text:span text:style-name="T38">(</text:span><text:span text:style-name="T44">1</text:span><text:span text:style-name="T38">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elay</text:span><text:span text:style-name="T38">(</text:span><text:span text:style-name="T44">5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5">// Sémaphore pour empêcher les lectures et écritues sur la même consigne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semaphoreLock</text:span><text:span text:style-name="T38">(mutexConsign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5">// Création d'une copie de la consigne, pour relâcher le sémaphore plus vite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1">consigneCopy </text:span><text:span text:style-name="T40">=</text:span><text:span text:style-name="T38"> consigne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semaphoreUnlock</text:span><text:span text:style-name="T38">(mutexConsign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changement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5">// Fait tourner le moteur à la consigne indiquée avec une puissance de 20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etMotorTarget</text:span><text:span text:style-name="T38">(motorA, consigneCopy, </text:span><text:span text:style-name="T44">2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5">// Indique que l'action a été exécutée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1">changement </text:span><text:span text:style-name="T40">=</text:span><text:span text:style-name="T38"> </text:span><text:span text:style-name="T44">false</text:span><text:span text:style-name="T38">;</text:span></text:p>
          </table:table-cell>
        </table:table-row>
        <table:table-row table:style-name="ro2">
          <table:table-cell table:style-name="ce15" office:value-type="string" calcext:value-type="string">
            <text:p>        <text:span text:style-name="T42">}</text:span></text:p>
          </table:table-cell>
        </table:table-row>
        <table:table-row table:style-name="ro2">
          <table:table-cell table:style-name="ce15" office:value-type="string" calcext:value-type="string">
            <text:p>    <text:span text:style-name="T42">}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Fonction qui éxécute le cap avec la formule Vitesse = P(consigne-cap)+D(vitesseAngulaire)</text:p>
          </table:table-cell>
        </table:table-row>
        <table:table-row table:style-name="ro2">
          <table:table-cell table:style-name="ce16" office:value-type="string" calcext:value-type="string">
            <text:p><text:span text:style-name="T42">task </text:span><text:span text:style-name="T32">keepHeadingPD</text:span><text:span text:style-name="T29">() {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5">// Mise par défaut des différents capteurs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resetMotorEncoder</text:span><text:span text:style-name="T38">(motorA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resetGyro</text:span><text:span text:style-name="T38">(S2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</text:span><text:span text:style-name="T37">int</text:span><text:span text:style-name="T38"> consigneCopy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37">int</text:span><text:span text:style-name="T38"> vitesse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</text:span><text:span text:style-name="T37">while</text:span><text:span text:style-name="T38">(</text:span><text:span text:style-name="T44">1</text:span><text:span text:style-name="T38">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elay</text:span><text:span text:style-name="T38">(</text:span><text:span text:style-name="T44">5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semaphoreLock</text:span><text:span text:style-name="T38">(mutexConsign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1">consigneCopy </text:span><text:span text:style-name="T40">=</text:span><text:span text:style-name="T38"> consigne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semaphoreUnlock</text:span><text:span text:style-name="T38">(mutexConsign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changement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5">// Calcule de la vitesse en fonction des constantes P et D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1">vitesse </text:span><text:span text:style-name="T40">=</text:span><text:span text:style-name="T38"> P </text:span><text:span text:style-name="T40">*</text:span><text:span text:style-name="T38"> (consigneCopy </text:span><text:span text:style-name="T40">-</text:span><text:span text:style-name="T38"> </text:span><text:span text:style-name="T39">getMotorEncoder</text:span><text:span text:style-name="T38">(motorA)) </text:span><text:span text:style-name="T40">+</text:span><text:span text:style-name="T38"> D </text:span><text:span text:style-name="T40">*</text:span><text:span text:style-name="T38"> </text:span><text:span text:style-name="T39">getMotorRPM</text:span><text:span text:style-name="T38">(motorA)</text:span><text:span text:style-name="T40">*</text:span><text:span text:style-name="T44">6</text:span><text:span text:style-name="T38">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launchMotorSpeed</text:span><text:span text:style-name="T38">(vitess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etMotorTarget</text:span><text:span text:style-name="T38">(motorA, consigneCopy, </text:span><text:span text:style-name="T39">getMotorSpeed</text:span><text:span text:style-name="T38">(motorA)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1">changement </text:span><text:span text:style-name="T40">=</text:span><text:span text:style-name="T38"> </text:span><text:span text:style-name="T44">false</text:span><text:span text:style-name="T38">;</text:span></text:p>
          </table:table-cell>
        </table:table-row>
        <table:table-row table:style-name="ro2">
          <table:table-cell table:style-name="ce15" office:value-type="string" calcext:value-type="string">
            <text:p>        <text:span text:style-name="T42">}</text:span></text:p>
          </table:table-cell>
        </table:table-row>
        <table:table-row table:style-name="ro2">
          <table:table-cell table:style-name="ce15" office:value-type="string" calcext:value-type="string">
            <text:p>    <text:span text:style-name="T42">}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Fonction qui utilise la formule P et D provenant du gyromètre</text:p>
          </table:table-cell>
        </table:table-row>
        <table:table-row table:style-name="ro2">
          <table:table-cell table:style-name="ce16" office:value-type="string" calcext:value-type="string">
            <text:p><text:span text:style-name="T42">task </text:span><text:span text:style-name="T32">keepHeadingPD2</text:span><text:span text:style-name="T29">() {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resetMotorEncoder</text:span><text:span text:style-name="T38">(motorA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resetGyro</text:span><text:span text:style-name="T38">(S2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</text:span><text:span text:style-name="T37">int</text:span><text:span text:style-name="T38"> vitesse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</text:span><text:span text:style-name="T37">while</text:span><text:span text:style-name="T38">(</text:span><text:span text:style-name="T44">1</text:span><text:span text:style-name="T38">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elay</text:span><text:span text:style-name="T38">(</text:span><text:span text:style-name="T44">5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5">// Force le cap à être toujours dirigé vers 0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1">vitesse </text:span><text:span text:style-name="T40">=</text:span><text:span text:style-name="T38"> P </text:span><text:span text:style-name="T40">*</text:span><text:span text:style-name="T38"> (CONSIGNE_GYRO </text:span><text:span text:style-name="T40">-</text:span><text:span text:style-name="T38"> </text:span><text:span text:style-name="T39">getGyroDegrees</text:span><text:span text:style-name="T38">(S2)) </text:span><text:span text:style-name="T40">+</text:span><text:span text:style-name="T38"> D </text:span><text:span text:style-name="T40">*</text:span><text:span text:style-name="T38"> </text:span><text:span text:style-name="T39">getGyroRate</text:span><text:span text:style-name="T38">(S2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launchMotorSpeed2</text:span><text:span text:style-name="T38">(</text:span><text:span text:style-name="T40">-</text:span><text:span text:style-name="T38">vitesse</text:span><text:span text:style-name="T40">/</text:span><text:span text:style-name="T44">10</text:span><text:span text:style-name="T38">);</text:span></text:p>
          </table:table-cell>
        </table:table-row>
        <table:table-row table:style-name="ro2">
          <table:table-cell table:style-name="ce15" office:value-type="string" calcext:value-type="string">
            <text:p>    <text:span text:style-name="T42">}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Fonction qui affiche une IHM indiquant les différentes actions possibles</text:p>
          </table:table-cell>
        </table:table-row>
        <table:table-row table:style-name="ro2">
          <table:table-cell table:style-name="ce16" office:value-type="string" calcext:value-type="string">
            <text:p><text:span text:style-name="T42">task </text:span><text:span text:style-name="T32">IHM</text:span><text:span text:style-name="T29">() {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eraseDisplay</text:span><text:span text:style-name="T38">(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displayString</text:span><text:span text:style-name="T38">(</text:span><text:span text:style-name="T44">1</text:span><text:span text:style-name="T38">, </text:span><text:span text:style-name="T46">"</text:span><text:span text:style-name="T47">R : Turn motor 10d right</text:span><text:span text:style-name="T46">"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displayString</text:span><text:span text:style-name="T38">(</text:span><text:span text:style-name="T44">2</text:span><text:span text:style-name="T38">, </text:span><text:span text:style-name="T46">"</text:span><text:span text:style-name="T47">L : Turn motor 10d left</text:span><text:span text:style-name="T46">"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displayString</text:span><text:span text:style-name="T38">(</text:span><text:span text:style-name="T44">3</text:span><text:span text:style-name="T38">, </text:span><text:span text:style-name="T46">"</text:span><text:span text:style-name="T47">U : Turn motor 90d right</text:span><text:span text:style-name="T46">"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displayString</text:span><text:span text:style-name="T38">(</text:span><text:span text:style-name="T44">4</text:span><text:span text:style-name="T38">, </text:span><text:span text:style-name="T46">"</text:span><text:span text:style-name="T47">D : Turn motor 90d left</text:span><text:span text:style-name="T46">"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5">//displayString(5, "Enter : End program"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displayString</text:span><text:span text:style-name="T38">(</text:span><text:span text:style-name="T44">5</text:span><text:span text:style-name="T38">, </text:span><text:span text:style-name="T46">"</text:span><text:span text:style-name="T47">Enter : Return to menu</text:span><text:span text:style-name="T46">"</text:span><text:span text:style-name="T38">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</text:span><text:span text:style-name="T45">// Delay pour actualiser l'écran sur les consignes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37">while</text:span><text:span text:style-name="T38">(</text:span><text:span text:style-name="T44">1</text:span><text:span text:style-name="T38">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elay</text:span><text:span text:style-name="T38">(</text:span><text:span text:style-name="T44">10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isplayString</text:span><text:span text:style-name="T38">(</text:span><text:span text:style-name="T44">7</text:span><text:span text:style-name="T38">, </text:span><text:span text:style-name="T46">"</text:span><text:span text:style-name="T47">consigne : </text:span><text:span text:style-name="T44">%d</text:span><text:span text:style-name="T46">"</text:span><text:span text:style-name="T38">, consign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isplayString</text:span><text:span text:style-name="T38">(</text:span><text:span text:style-name="T44">8</text:span><text:span text:style-name="T38">, </text:span><text:span text:style-name="T46">"</text:span><text:span text:style-name="T47">cap : </text:span><text:span text:style-name="T44">%f</text:span><text:span text:style-name="T46">"</text:span><text:span text:style-name="T38">, </text:span><text:span text:style-name="T39">getMotorEncoder</text:span><text:span text:style-name="T38">(motorA));</text:span></text:p>
          </table:table-cell>
        </table:table-row>
        <table:table-row table:style-name="ro2">
          <table:table-cell table:style-name="ce15" office:value-type="string" calcext:value-type="string">
            <text:p>    <text:span text:style-name="T42">}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Fonction qui "écoute" les différentes touches préssées</text:p>
          </table:table-cell>
        </table:table-row>
        <table:table-row table:style-name="ro2">
          <table:table-cell table:style-name="ce16" office:value-type="string" calcext:value-type="string">
            <text:p><text:span text:style-name="T42">task </text:span><text:span text:style-name="T32">watchButtons</text:span><text:span text:style-name="T29">() {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37">while</text:span><text:span text:style-name="T38">(</text:span><text:span text:style-name="T44">1</text:span><text:span text:style-name="T38">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elay</text:span><text:span text:style-name="T38">(</text:span><text:span text:style-name="T44">50</text:span><text:span text:style-name="T38">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</text:span><text:span text:style-name="T45">// Tourne de 10 degrés vers la droite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</text:span><text:span text:style-name="T39">getButtonPress</text:span><text:span text:style-name="T38">(buttonRight)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emaphoreLock</text:span><text:span text:style-name="T38">(mutexConsign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1">consigne </text:span><text:span text:style-name="T40">-=</text:span><text:span text:style-name="T38"> </text:span><text:span text:style-name="T44">10</text:span><text:span text:style-name="T38">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emaphoreUnlock</text:span><text:span text:style-name="T38">(mutexConsign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1">changement </text:span><text:span text:style-name="T40">=</text:span><text:span text:style-name="T38"> </text:span><text:span text:style-name="T44">true</text:span><text:span text:style-name="T38">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37">while</text:span><text:span text:style-name="T38">(</text:span><text:span text:style-name="T39">getButtonPress</text:span><text:span text:style-name="T38">(buttonRight)){}</text:span></text:p>
          </table:table-cell>
        </table:table-row>
        <table:table-row table:style-name="ro2">
          <table:table-cell table:style-name="ce15" office:value-type="string" calcext:value-type="string">
            <text:p>        <text:span text:style-name="T42">}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</text:span><text:span text:style-name="T45">// Tourne de 10 degrés vers la gauche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</text:span><text:span text:style-name="T39">getButtonPress</text:span><text:span text:style-name="T38">(buttonLeft)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emaphoreLock</text:span><text:span text:style-name="T38">(mutexConsign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1">consigne </text:span><text:span text:style-name="T40">+=</text:span><text:span text:style-name="T38"> </text:span><text:span text:style-name="T44">10</text:span><text:span text:style-name="T38">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emaphoreUnlock</text:span><text:span text:style-name="T38">(mutexConsign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1">changement </text:span><text:span text:style-name="T40">=</text:span><text:span text:style-name="T38"> </text:span><text:span text:style-name="T44">true</text:span><text:span text:style-name="T38">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37">while</text:span><text:span text:style-name="T38">(</text:span><text:span text:style-name="T39">getButtonPress</text:span><text:span text:style-name="T38">(buttonLeft)){}</text:span></text:p>
          </table:table-cell>
        </table:table-row>
        <table:table-row table:style-name="ro2">
          <table:table-cell table:style-name="ce15" office:value-type="string" calcext:value-type="string">
            <text:p>        <text:span text:style-name="T42">}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</text:span><text:span text:style-name="T45">// Tourne de 90 degrés vers la droite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</text:span><text:span text:style-name="T39">getButtonPress</text:span><text:span text:style-name="T38">(buttonUp)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emaphoreLock</text:span><text:span text:style-name="T38">(mutexConsign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1">consigne </text:span><text:span text:style-name="T40">-=</text:span><text:span text:style-name="T38"> </text:span><text:span text:style-name="T44">90</text:span><text:span text:style-name="T38">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emaphoreUnlock</text:span><text:span text:style-name="T38">(mutexConsign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1">changement </text:span><text:span text:style-name="T40">=</text:span><text:span text:style-name="T38"> </text:span><text:span text:style-name="T44">true</text:span><text:span text:style-name="T38">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37">while</text:span><text:span text:style-name="T38">(</text:span><text:span text:style-name="T39">getButtonPress</text:span><text:span text:style-name="T38">(buttonUp)){}</text:span></text:p>
          </table:table-cell>
        </table:table-row>
        <table:table-row table:style-name="ro2">
          <table:table-cell table:style-name="ce15" office:value-type="string" calcext:value-type="string">
            <text:p>        <text:span text:style-name="T42">}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</text:span><text:span text:style-name="T45">// Tourne de 90 degrés vers la gauche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</text:span><text:span text:style-name="T39">getButtonPress</text:span><text:span text:style-name="T38">(buttonDown)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emaphoreLock</text:span><text:span text:style-name="T38">(mutexConsign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1">consigne </text:span><text:span text:style-name="T40">+=</text:span><text:span text:style-name="T38"> </text:span><text:span text:style-name="T44">90</text:span><text:span text:style-name="T38">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emaphoreUnlock</text:span><text:span text:style-name="T38">(mutexConsigne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1">changement </text:span><text:span text:style-name="T40">=</text:span><text:span text:style-name="T38"> </text:span><text:span text:style-name="T44">true</text:span><text:span text:style-name="T38">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37">while</text:span><text:span text:style-name="T38">(</text:span><text:span text:style-name="T39">getButtonPress</text:span><text:span text:style-name="T38">(buttonDown)){}</text:span></text:p>
          </table:table-cell>
        </table:table-row>
        <table:table-row table:style-name="ro2">
          <table:table-cell table:style-name="ce15" office:value-type="string" calcext:value-type="string">
            <text:p>        <text:span text:style-name="T42">}</text:span></text:p>
          </table:table-cell>
        </table:table-row>
        <table:table-row table:style-name="ro11">
          <table:table-cell table:style-name="ce19" office:value-type="string" calcext:value-type="string">
            <text:p>        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5">// Quitte le mode en cours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5">//if(getButtonPress(buttonEnter)) stopAllTasks(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</text:span><text:span text:style-name="T39">getButtonPress</text:span><text:span text:style-name="T38">(buttonEnter)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topTask</text:span><text:span text:style-name="T38">(IHM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topTask</text:span><text:span text:style-name="T38">(keepHeadingPD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choix</text:span><text:span text:style-name="T38">(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topTask</text:span><text:span text:style-name="T38">(watchButtons);</text:span></text:p>
          </table:table-cell>
        </table:table-row>
        <table:table-row table:style-name="ro2">
          <table:table-cell table:style-name="ce15" office:value-type="string" calcext:value-type="string">
            <text:p>        <text:span text:style-name="T42">}</text:span></text:p>
          </table:table-cell>
        </table:table-row>
        <table:table-row table:style-name="ro2">
          <table:table-cell table:style-name="ce15" office:value-type="string" calcext:value-type="string">
            <text:p>    <text:span text:style-name="T42">}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Affiche une IHM pour le mode mobile</text:p>
          </table:table-cell>
        </table:table-row>
        <table:table-row table:style-name="ro2">
          <table:table-cell table:style-name="ce16" office:value-type="string" calcext:value-type="string">
            <text:p><text:span text:style-name="T42">task </text:span><text:span text:style-name="T32">IHM2</text:span><text:span text:style-name="T29">() {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eraseDisplay</text:span><text:span text:style-name="T38">(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5">//displayString(1, "Enter : End program"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displayString</text:span><text:span text:style-name="T38">(</text:span><text:span text:style-name="T44">1</text:span><text:span text:style-name="T38">, </text:span><text:span text:style-name="T46">"</text:span><text:span text:style-name="T47">Enter : Return to menu</text:span><text:span text:style-name="T46">"</text:span><text:span text:style-name="T38">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</text:span><text:span text:style-name="T37">while</text:span><text:span text:style-name="T38">(</text:span><text:span text:style-name="T44">1</text:span><text:span text:style-name="T38">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elay</text:span><text:span text:style-name="T38">(</text:span><text:span text:style-name="T44">10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isplayString</text:span><text:span text:style-name="T38">(</text:span><text:span text:style-name="T44">3</text:span><text:span text:style-name="T38">, </text:span><text:span text:style-name="T46">"</text:span><text:span text:style-name="T47">consigne : </text:span><text:span text:style-name="T44">%d</text:span><text:span text:style-name="T46">"</text:span><text:span text:style-name="T38">, CONSIGNE_GYRO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isplayString</text:span><text:span text:style-name="T38">(</text:span><text:span text:style-name="T44">4</text:span><text:span text:style-name="T38">, </text:span><text:span text:style-name="T46">"</text:span><text:span text:style-name="T47">cap : </text:span><text:span text:style-name="T44">%f</text:span><text:span text:style-name="T46">"</text:span><text:span text:style-name="T38">, </text:span><text:span text:style-name="T39">getGyroHeading</text:span><text:span text:style-name="T38">(S2));</text:span></text:p>
          </table:table-cell>
        </table:table-row>
        <table:table-row table:style-name="ro2">
          <table:table-cell table:style-name="ce15" office:value-type="string" calcext:value-type="string">
            <text:p>    <text:span text:style-name="T42">}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Premet d'écouter les touches en mode mobile</text:p>
          </table:table-cell>
        </table:table-row>
        <table:table-row table:style-name="ro2">
          <table:table-cell table:style-name="ce16" office:value-type="string" calcext:value-type="string">
            <text:p><text:span text:style-name="T42">task </text:span><text:span text:style-name="T32">watchButtons2</text:span><text:span text:style-name="T29">() {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37">while</text:span><text:span text:style-name="T38">(</text:span><text:span text:style-name="T44">1</text:span><text:span text:style-name="T38">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elay</text:span><text:span text:style-name="T38">(</text:span><text:span text:style-name="T44">5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5">// Met fin au mode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5">//if(getButtonPress(buttonEnter)) stopAllTasks(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</text:span><text:span text:style-name="T39">getButtonPress</text:span><text:span text:style-name="T38">(buttonEnter)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topTask</text:span><text:span text:style-name="T38">(IHM2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topTask</text:span><text:span text:style-name="T38">(keepHeadingPD2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launchMotorSpeed2</text:span><text:span text:style-name="T38">(</text:span><text:span text:style-name="T44">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choix</text:span><text:span text:style-name="T38">(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topTask</text:span><text:span text:style-name="T38">(watchButtons2);</text:span></text:p>
          </table:table-cell>
        </table:table-row>
        <table:table-row table:style-name="ro2">
          <table:table-cell table:style-name="ce15" office:value-type="string" calcext:value-type="string">
            <text:p>        <text:span text:style-name="T42">}</text:span></text:p>
          </table:table-cell>
        </table:table-row>
        <table:table-row table:style-name="ro2">
          <table:table-cell table:style-name="ce15" office:value-type="string" calcext:value-type="string">
            <text:p>    <text:span text:style-name="T42">}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IHM expliquant les touches pour dérouler le câble du gyromètre</text:p>
          </table:table-cell>
        </table:table-row>
        <table:table-row table:style-name="ro2">
          <table:table-cell table:style-name="ce16" office:value-type="string" calcext:value-type="string">
            <text:p><text:span text:style-name="T28">void</text:span><text:span text:style-name="T29"> </text:span><text:span text:style-name="T32">IHM_init</text:span><text:span text:style-name="T29">() {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eraseDisplay</text:span><text:span text:style-name="T38">(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displayString</text:span><text:span text:style-name="T38">(</text:span><text:span text:style-name="T44">1</text:span><text:span text:style-name="T38">, </text:span><text:span text:style-name="T46">"</text:span><text:span text:style-name="T47">R : Turn motor right</text:span><text:span text:style-name="T46">"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displayString</text:span><text:span text:style-name="T38">(</text:span><text:span text:style-name="T44">2</text:span><text:span text:style-name="T38">, </text:span><text:span text:style-name="T46">"</text:span><text:span text:style-name="T47">L : Turn motor left</text:span><text:span text:style-name="T46">"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5">//displayString(3, "Enter : End program"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displayString</text:span><text:span text:style-name="T38">(</text:span><text:span text:style-name="T44">3</text:span><text:span text:style-name="T38">, </text:span><text:span text:style-name="T46">"</text:span><text:span text:style-name="T47">Enter : Validate</text:span><text:span text:style-name="T46">"</text:span><text:span text:style-name="T38">);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Fonction qui init l'ensemble des modes</text:p>
          </table:table-cell>
        </table:table-row>
        <table:table-row table:style-name="ro2">
          <table:table-cell table:style-name="ce16" office:value-type="string" calcext:value-type="string">
            <text:p><text:span text:style-name="T28">void</text:span><text:span text:style-name="T29"> </text:span><text:span text:style-name="T32">initialize</text:span><text:span text:style-name="T29">() {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</text:span><text:span text:style-name="T41">consigne </text:span><text:span text:style-name="T40">=</text:span><text:span text:style-name="T38"> </text:span><text:span text:style-name="T44">0</text:span><text:span text:style-name="T38">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1">changement </text:span><text:span text:style-name="T40">=</text:span><text:span text:style-name="T38"> </text:span><text:span text:style-name="T44">false</text:span><text:span text:style-name="T38">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</text:span><text:span text:style-name="T43">resetGyro</text:span><text:span text:style-name="T38">(S2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resetMotorEncoder</text:span><text:span text:style-name="T38">(motorA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setMotorSpeed</text:span><text:span text:style-name="T38">(motorA, </text:span><text:span text:style-name="T44">0</text:span><text:span text:style-name="T38">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</text:span><text:span text:style-name="T43">IHM_init</text:span><text:span text:style-name="T38">(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5">// Permet de dérouler le câble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37">while</text:span><text:span text:style-name="T38">(</text:span><text:span text:style-name="T44">1</text:span><text:span text:style-name="T38">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elay</text:span><text:span text:style-name="T38">(</text:span><text:span text:style-name="T44">50</text:span><text:span text:style-name="T38">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</text:span><text:span text:style-name="T45">// Tourne le moteur vers la gauche avec 20 de puissance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</text:span><text:span text:style-name="T39">getButtonPress</text:span><text:span text:style-name="T38">(buttonLeft)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etMotorSpeed</text:span><text:span text:style-name="T38">(motorA, </text:span><text:span text:style-name="T44">2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37">while</text:span><text:span text:style-name="T38">(</text:span><text:span text:style-name="T39">getButtonPress</text:span><text:span text:style-name="T38">(buttonLeft)){}</text:span></text:p>
          </table:table-cell>
        </table:table-row>
        <table:table-row table:style-name="ro2">
          <table:table-cell table:style-name="ce15" office:value-type="string" calcext:value-type="string">
            <text:p>        <text:span text:style-name="T42">}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</text:span><text:span text:style-name="T45">// Tourne le moteur vers la droite avec 20 de puissance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</text:span><text:span text:style-name="T39">getButtonPress</text:span><text:span text:style-name="T38">(buttonRight)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etMotorSpeed</text:span><text:span text:style-name="T38">(motorA, </text:span><text:span text:style-name="T40">-</text:span><text:span text:style-name="T44">2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37">while</text:span><text:span text:style-name="T38">(</text:span><text:span text:style-name="T39">getButtonPress</text:span><text:span text:style-name="T38">(buttonRight)){}</text:span></text:p>
          </table:table-cell>
        </table:table-row>
        <table:table-row table:style-name="ro2">
          <table:table-cell table:style-name="ce15" office:value-type="string" calcext:value-type="string">
            <text:p>        <text:span text:style-name="T42">}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</text:span><text:span text:style-name="T45">//if(getButtonPress(buttonEnter)) stopAllTasks(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</text:span><text:span text:style-name="T39">getButtonPress</text:span><text:span text:style-name="T38">(buttonEnter)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etMotorSpeed</text:span><text:span text:style-name="T38">(motorA, </text:span><text:span text:style-name="T44">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37">break</text:span><text:span text:style-name="T38">;</text:span></text:p>
          </table:table-cell>
        </table:table-row>
        <table:table-row table:style-name="ro2">
          <table:table-cell table:style-name="ce15" office:value-type="string" calcext:value-type="string">
            <text:p>        <text:span text:style-name="T42">}</text:span></text:p>
          </table:table-cell>
        </table:table-row>
        <table:table-row table:style-name="ro2">
          <table:table-cell table:style-name="ce15" office:value-type="string" calcext:value-type="string">
            <text:p>    <text:span text:style-name="T42">}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Permet de choisir entre les deux modes</text:p>
          </table:table-cell>
        </table:table-row>
        <table:table-row table:style-name="ro2">
          <table:table-cell table:style-name="ce16" office:value-type="string" calcext:value-type="string">
            <text:p><text:span text:style-name="T28">void</text:span><text:span text:style-name="T29"> </text:span><text:span text:style-name="T32">choix</text:span><text:span text:style-name="T29">() {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eraseDisplay</text:span><text:span text:style-name="T38">(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displayString</text:span><text:span text:style-name="T38">(</text:span><text:span text:style-name="T44">1</text:span><text:span text:style-name="T38">, </text:span><text:span text:style-name="T46">"</text:span><text:span text:style-name="T47">R : Robot mobile</text:span><text:span text:style-name="T46">"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displayString</text:span><text:span text:style-name="T38">(</text:span><text:span text:style-name="T44">2</text:span><text:span text:style-name="T38">, </text:span><text:span text:style-name="T46">"</text:span><text:span text:style-name="T47">L : Robot fixe</text:span><text:span text:style-name="T46">"</text:span><text:span text:style-name="T38">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</text:span><text:span text:style-name="T37">while</text:span><text:span text:style-name="T38">(</text:span><text:span text:style-name="T44">1</text:span><text:span text:style-name="T38">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elay</text:span><text:span text:style-name="T38">(</text:span><text:span text:style-name="T44">50</text:span><text:span text:style-name="T38">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</text:span><text:span text:style-name="T39">getButtonPress</text:span><text:span text:style-name="T38">(buttonLeft)) {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    </text:span><text:span text:style-name="T43">delay</text:span><text:span text:style-name="T38">(</text:span><text:span text:style-name="T44">20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initialize</text:span><text:span text:style-name="T38">(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delay</text:span><text:span text:style-name="T38">(</text:span><text:span text:style-name="T44">200</text:span><text:span text:style-name="T38">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tartTask</text:span><text:span text:style-name="T38">(IHM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tartTask</text:span><text:span text:style-name="T38">(keepHeadingPD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tartTask</text:span><text:span text:style-name="T38">(watchButtons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    </text:span><text:span text:style-name="T37">break</text:span><text:span text:style-name="T38">;</text:span></text:p>
          </table:table-cell>
        </table:table-row>
        <table:table-row table:style-name="ro2">
          <table:table-cell table:style-name="ce15" office:value-type="string" calcext:value-type="string">
            <text:p>        <text:span text:style-name="T42">}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</text:span><text:span text:style-name="T39">getButtonPress</text:span><text:span text:style-name="T38">(buttonRight)) {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    </text:span><text:span text:style-name="T43">delay</text:span><text:span text:style-name="T38">(</text:span><text:span text:style-name="T44">20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initialize</text:span><text:span text:style-name="T38">(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delay</text:span><text:span text:style-name="T38">(</text:span><text:span text:style-name="T44">200</text:span><text:span text:style-name="T38">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tartTask</text:span><text:span text:style-name="T38">(IHM2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tartTask</text:span><text:span text:style-name="T38">(keepHeadingPD2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    </text:span><text:span text:style-name="T43">startTask</text:span><text:span text:style-name="T38">(watchButtons2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        </text:span><text:span text:style-name="T37">break</text:span><text:span text:style-name="T38">;</text:span></text:p>
          </table:table-cell>
        </table:table-row>
        <table:table-row table:style-name="ro2">
          <table:table-cell table:style-name="ce15" office:value-type="string" calcext:value-type="string">
            <text:p>        <text:span text:style-name="T42">}</text:span>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5" office:value-type="string" calcext:value-type="string">
            <text:p>    <text:span text:style-name="T42">}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Permet de quitter le programme à tout moment grâce au bouton poussoir</text:p>
          </table:table-cell>
        </table:table-row>
        <table:table-row table:style-name="ro2">
          <table:table-cell table:style-name="ce16" office:value-type="string" calcext:value-type="string">
            <text:p><text:span text:style-name="T42">task </text:span><text:span text:style-name="T32">watchStop</text:span><text:span text:style-name="T29">() {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37">while</text:span><text:span text:style-name="T38">(</text:span><text:span text:style-name="T44">1</text:span><text:span text:style-name="T38">) {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43">delay</text:span><text:span text:style-name="T38">(</text:span><text:span text:style-name="T44">20</text:span><text:span text:style-name="T38">);</text:span></text:p>
          </table:table-cell>
        </table:table-row>
        <table:table-row table:style-name="ro12">
          <table:table-cell office:value-type="string" calcext:value-type="string">
            <text:p><text:span text:style-name="T36">        </text:span><text:span text:style-name="T37">if</text:span><text:span text:style-name="T38">(</text:span><text:span text:style-name="T39">getTouchValue</text:span><text:span text:style-name="T38">(S1)) </text:span><text:span text:style-name="T39">stopAllTasks</text:span><text:span text:style-name="T38">();</text:span></text:p>
          </table:table-cell>
        </table:table-row>
        <table:table-row table:style-name="ro2">
          <table:table-cell table:style-name="ce15" office:value-type="string" calcext:value-type="string">
            <text:p>    <text:span text:style-name="T42">}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11">
          <table:table-cell table:style-name="ce13"/>
        </table:table-row>
        <table:table-row table:style-name="ro2">
          <table:table-cell table:style-name="ce14" office:value-type="string" calcext:value-type="string">
            <text:p>// Programme principal</text:p>
          </table:table-cell>
        </table:table-row>
        <table:table-row table:style-name="ro2">
          <table:table-cell table:style-name="ce16" office:value-type="string" calcext:value-type="string">
            <text:p><text:span text:style-name="T42">task </text:span><text:span text:style-name="T32">main</text:span><text:span text:style-name="T29">() {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resetMotorEncoder</text:span><text:span text:style-name="T38">(motorA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resetGyro</text:span><text:span text:style-name="T38">(S2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semaphoreInitialize</text:span><text:span text:style-name="T38">(mutexConsigne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</text:span><text:span text:style-name="T45">//startTask(keepHeading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</text:span><text:span text:style-name="T43">startTask</text:span><text:span text:style-name="T38">(watchStop);</text:span></text:p>
          </table:table-cell>
        </table:table-row>
        <table:table-row table:style-name="ro12">
          <table:table-cell office:value-type="string" calcext:value-type="string">
            <text:p><text:span text:style-name="T36">    </text:span><text:span text:style-name="T43">choix</text:span><text:span text:style-name="T38">();</text:span></text:p>
          </table:table-cell>
        </table:table-row>
        <table:table-row table:style-name="ro11">
          <table:table-cell table:style-name="ce13"/>
        </table:table-row>
        <table:table-row table:style-name="ro12">
          <table:table-cell office:value-type="string" calcext:value-type="string">
            <text:p><text:span text:style-name="T36">    </text:span><text:span text:style-name="T37">while</text:span><text:span text:style-name="T38">(</text:span><text:span text:style-name="T44">1</text:span><text:span text:style-name="T38">);</text:span></text:p>
          </table:table-cell>
        </table:table-row>
        <table:table-row table:style-name="ro2">
          <table:table-cell table:style-name="ce17" office:value-type="string" calcext:value-type="string">
            <text:p>}</text:p>
          </table:table-cell>
        </table:table-row>
        <table:table-row table:style-name="ro2" table:number-rows-repeated="3">
          <table:table-cell table:style-name="ce10"/>
        </table:table-row>
        <table:table-row table:style-name="ro2">
          <table:table-cell table:style-name="ce10"/>
        </table:table-row>
      </table:table>
      <table:table table:name="Données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20" office:value-type="string" calcext:value-type="string">
            <text:p>encodeur optique</text:p>
          </table:table-cell>
          <table:table-cell table:style-name="ce20" office:value-type="string" calcext:value-type="string">
            <text:p>gyromètre</text:p>
          </table:table-cell>
          <table:table-cell table:style-name="ce20" office:value-type="string" calcext:value-type="string">
            <text:p>9,89x</text:p>
          </table:table-cell>
          <table:table-cell table:style-name="ce20" office:value-type="string" calcext:value-type="string">
            <text:p>9.5x</text:p>
          </table:table-cell>
          <table:table-cell table:style-name="ce20" office:value-type="string" calcext:value-type="string">
            <text:p>x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9.89*[.E2]" office:value-type="float" office:value="0" calcext:value-type="float">
            <text:p>0</text:p>
          </table:table-cell>
          <table:table-cell table:formula="of:=[.E2]*9.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.89*[.E3]" office:value-type="float" office:value="9.89" calcext:value-type="float">
            <text:p>9,89</text:p>
          </table:table-cell>
          <table:table-cell table:formula="of:=[.E3]*9.5"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.89*[.E4]" office:value-type="float" office:value="19.78" calcext:value-type="float">
            <text:p>19,78</text:p>
          </table:table-cell>
          <table:table-cell table:formula="of:=[.E4]*9.5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9.89*[.E5]" office:value-type="float" office:value="29.67" calcext:value-type="float">
            <text:p>29,67</text:p>
          </table:table-cell>
          <table:table-cell table:formula="of:=[.E5]*9.5" office:value-type="float" office:value="28.5" calcext:value-type="float">
            <text:p>28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9.89*[.E6]" office:value-type="float" office:value="39.56" calcext:value-type="float">
            <text:p>39,56</text:p>
          </table:table-cell>
          <table:table-cell table:formula="of:=[.E6]*9.5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9.89*[.E7]" office:value-type="float" office:value="49.45" calcext:value-type="float">
            <text:p>49,45</text:p>
          </table:table-cell>
          <table:table-cell table:formula="of:=[.E7]*9.5" office:value-type="float" office:value="47.5" calcext:value-type="float">
            <text:p>47,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9.89*[.E8]" office:value-type="float" office:value="59.34" calcext:value-type="float">
            <text:p>59,34</text:p>
          </table:table-cell>
          <table:table-cell table:formula="of:=[.E8]*9.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9.89*[.E9]" office:value-type="float" office:value="69.23" calcext:value-type="float">
            <text:p>69,23</text:p>
          </table:table-cell>
          <table:table-cell table:formula="of:=[.E9]*9.5" office:value-type="float" office:value="66.5" calcext:value-type="float">
            <text:p>66,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9.89*[.E10]" office:value-type="float" office:value="79.12" calcext:value-type="float">
            <text:p>79,12</text:p>
          </table:table-cell>
          <table:table-cell table:formula="of:=[.E10]*9.5"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formula="of:=9.89*[.E11]" office:value-type="float" office:value="89.01" calcext:value-type="float">
            <text:p>89,01</text:p>
          </table:table-cell>
          <table:table-cell table:formula="of:=[.E11]*9.5" office:value-type="float" office:value="85.5" calcext:value-type="float">
            <text:p>85,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formula="of:=9.89*[.E12]" office:value-type="float" office:value="98.9" calcext:value-type="float">
            <text:p>98,9</text:p>
          </table:table-cell>
          <table:table-cell table:formula="of:=[.E12]*9.5"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table:formula="of:=9.89*[.E13]" office:value-type="float" office:value="108.79" calcext:value-type="float">
            <text:p>108,79</text:p>
          </table:table-cell>
          <table:table-cell table:formula="of:=[.E13]*9.5" office:value-type="float" office:value="104.5" calcext:value-type="float">
            <text:p>104,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table:formula="of:=9.89*[.E14]" office:value-type="float" office:value="118.68" calcext:value-type="float">
            <text:p>118,68</text:p>
          </table:table-cell>
          <table:table-cell table:formula="of:=[.E14]*9.5"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65" calcext:value-type="float">
            <text:p>165</text:p>
          </table:table-cell>
          <table:table-cell table:formula="of:=9.89*[.E15]" office:value-type="float" office:value="128.57" calcext:value-type="float">
            <text:p>128,57</text:p>
          </table:table-cell>
          <table:table-cell table:formula="of:=[.E15]*9.5" office:value-type="float" office:value="123.5" calcext:value-type="float">
            <text:p>123,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formula="of:=9.89*[.E16]" office:value-type="float" office:value="138.46" calcext:value-type="float">
            <text:p>138,46</text:p>
          </table:table-cell>
          <table:table-cell table:formula="of:=[.E16]*9.5"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table:formula="of:=9.89*[.E17]" office:value-type="float" office:value="148.35" calcext:value-type="float">
            <text:p>148,35</text:p>
          </table:table-cell>
          <table:table-cell table:formula="of:=[.E17]*9.5" office:value-type="float" office:value="142.5" calcext:value-type="float">
            <text:p>142,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table:formula="of:=9.89*[.E18]" office:value-type="float" office:value="158.24" calcext:value-type="float">
            <text:p>158,24</text:p>
          </table:table-cell>
          <table:table-cell table:formula="of:=[.E18]*9.5"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97" calcext:value-type="float">
            <text:p>197</text:p>
          </table:table-cell>
          <table:table-cell table:formula="of:=9.89*[.E19]" office:value-type="float" office:value="168.13" calcext:value-type="float">
            <text:p>168,13</text:p>
          </table:table-cell>
          <table:table-cell table:formula="of:=[.E19]*9.5" office:value-type="float" office:value="161.5" calcext:value-type="float">
            <text:p>161,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table:formula="of:=9.89*[.E20]" office:value-type="float" office:value="178.02" calcext:value-type="float">
            <text:p>178,02</text:p>
          </table:table-cell>
          <table:table-cell table:formula="of:=[.E20]*9.5"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13" calcext:value-type="float">
            <text:p>213</text:p>
          </table:table-cell>
          <table:table-cell table:formula="of:=9.89*[.E21]" office:value-type="float" office:value="187.91" calcext:value-type="float">
            <text:p>187,91</text:p>
          </table:table-cell>
          <table:table-cell table:formula="of:=[.E21]*9.5" office:value-type="float" office:value="180.5" calcext:value-type="float">
            <text:p>180,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24" calcext:value-type="float">
            <text:p>224</text:p>
          </table:table-cell>
          <table:table-cell table:formula="of:=9.89*[.E22]" office:value-type="float" office:value="197.8" calcext:value-type="float">
            <text:p>197,8</text:p>
          </table:table-cell>
          <table:table-cell table:formula="of:=[.E22]*9.5"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39" calcext:value-type="float">
            <text:p>239</text:p>
          </table:table-cell>
          <table:table-cell table:formula="of:=9.89*[.E23]" office:value-type="float" office:value="207.69" calcext:value-type="float">
            <text:p>207,69</text:p>
          </table:table-cell>
          <table:table-cell table:formula="of:=[.E23]*9.5" office:value-type="float" office:value="199.5" calcext:value-type="float">
            <text:p>199,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formula="of:=9.89*[.E24]" office:value-type="float" office:value="217.58" calcext:value-type="float">
            <text:p>217,58</text:p>
          </table:table-cell>
          <table:table-cell table:formula="of:=[.E24]*9.5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257" calcext:value-type="float">
            <text:p>257</text:p>
          </table:table-cell>
          <table:table-cell table:formula="of:=9.89*[.E25]" office:value-type="float" office:value="227.47" calcext:value-type="float">
            <text:p>227,47</text:p>
          </table:table-cell>
          <table:table-cell table:formula="of:=[.E25]*9.5" office:value-type="float" office:value="218.5" calcext:value-type="float">
            <text:p>218,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75" calcext:value-type="float">
            <text:p>275</text:p>
          </table:table-cell>
          <table:table-cell table:formula="of:=9.89*[.E26]" office:value-type="float" office:value="237.36" calcext:value-type="float">
            <text:p>237,36</text:p>
          </table:table-cell>
          <table:table-cell table:formula="of:=[.E26]*9.5"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table:formula="of:=9.89*[.E27]" office:value-type="float" office:value="247.25" calcext:value-type="float">
            <text:p>247,25</text:p>
          </table:table-cell>
          <table:table-cell table:formula="of:=[.E27]*9.5" office:value-type="float" office:value="237.5" calcext:value-type="float">
            <text:p>237,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24" calcext:value-type="float">
            <text:p>324</text:p>
          </table:table-cell>
          <table:table-cell table:formula="of:=9.89*[.E28]" office:value-type="float" office:value="257.14" calcext:value-type="float">
            <text:p>257,14</text:p>
          </table:table-cell>
          <table:table-cell table:formula="of:=[.E28]*9.5" office:value-type="float" office:value="247" calcext:value-type="float">
            <text:p>24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273" calcext:value-type="float">
            <text:p>273</text:p>
          </table:table-cell>
          <table:table-cell table:formula="of:=9.89*[.E29]" office:value-type="float" office:value="267.03" calcext:value-type="float">
            <text:p>267,03</text:p>
          </table:table-cell>
          <table:table-cell table:formula="of:=[.E29]*9.5" office:value-type="float" office:value="256.5" calcext:value-type="float">
            <text:p>256,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table:formula="of:=9.89*[.E30]" office:value-type="float" office:value="276.92" calcext:value-type="float">
            <text:p>276,92</text:p>
          </table:table-cell>
          <table:table-cell table:formula="of:=[.E30]*9.5"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82" calcext:value-type="float">
            <text:p>282</text:p>
          </table:table-cell>
          <table:table-cell table:formula="of:=9.89*[.E31]" office:value-type="float" office:value="286.81" calcext:value-type="float">
            <text:p>286,81</text:p>
          </table:table-cell>
          <table:table-cell table:formula="of:=[.E31]*9.5" office:value-type="float" office:value="275.5" calcext:value-type="float">
            <text:p>275,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table:formula="of:=9.89*[.E32]" office:value-type="float" office:value="296.7" calcext:value-type="float">
            <text:p>296,7</text:p>
          </table:table-cell>
          <table:table-cell table:formula="of:=[.E32]*9.5"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table:formula="of:=9.89*[.E33]" office:value-type="float" office:value="306.59" calcext:value-type="float">
            <text:p>306,59</text:p>
          </table:table-cell>
          <table:table-cell table:formula="of:=[.E33]*9.5" office:value-type="float" office:value="294.5" calcext:value-type="float">
            <text:p>294,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304" calcext:value-type="float">
            <text:p>304</text:p>
          </table:table-cell>
          <table:table-cell table:formula="of:=9.89*[.E34]" office:value-type="float" office:value="316.48" calcext:value-type="float">
            <text:p>316,48</text:p>
          </table:table-cell>
          <table:table-cell table:formula="of:=[.E34]*9.5" office:value-type="float" office:value="304" calcext:value-type="float">
            <text:p>30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346" calcext:value-type="float">
            <text:p>346</text:p>
          </table:table-cell>
          <table:table-cell table:formula="of:=9.89*[.E35]" office:value-type="float" office:value="326.37" calcext:value-type="float">
            <text:p>326,37</text:p>
          </table:table-cell>
          <table:table-cell table:formula="of:=[.E35]*9.5" office:value-type="float" office:value="313.5" calcext:value-type="float">
            <text:p>313,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352" calcext:value-type="float">
            <text:p>352</text:p>
          </table:table-cell>
          <table:table-cell table:formula="of:=9.89*[.E36]" office:value-type="float" office:value="336.26" calcext:value-type="float">
            <text:p>336,26</text:p>
          </table:table-cell>
          <table:table-cell table:formula="of:=[.E36]*9.5" office:value-type="float" office:value="323" calcext:value-type="float">
            <text:p>32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328" calcext:value-type="float">
            <text:p>328</text:p>
          </table:table-cell>
          <table:table-cell table:formula="of:=9.89*[.E37]" office:value-type="float" office:value="346.15" calcext:value-type="float">
            <text:p>346,15</text:p>
          </table:table-cell>
          <table:table-cell table:formula="of:=[.E37]*9.5" office:value-type="float" office:value="332.5" calcext:value-type="float">
            <text:p>332,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391" calcext:value-type="float">
            <text:p>391</text:p>
          </table:table-cell>
          <table:table-cell table:formula="of:=9.89*[.E38]" office:value-type="float" office:value="356.04" calcext:value-type="float">
            <text:p>356,04</text:p>
          </table:table-cell>
          <table:table-cell table:formula="of:=[.E38]*9.5"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number-columns-repeated="2" office:value-type="float" office:value="350" calcext:value-type="float">
            <text:p>350</text:p>
          </table:table-cell>
          <table:table-cell table:formula="of:=9.89*[.E39]" office:value-type="float" office:value="365.93" calcext:value-type="float">
            <text:p>365,93</text:p>
          </table:table-cell>
          <table:table-cell table:formula="of:=[.E39]*9.5" office:value-type="float" office:value="351.5" calcext:value-type="float">
            <text:p>351,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364" calcext:value-type="float">
            <text:p>364</text:p>
          </table:table-cell>
          <table:table-cell table:formula="of:=9.89*[.E40]" office:value-type="float" office:value="375.82" calcext:value-type="float">
            <text:p>375,82</text:p>
          </table:table-cell>
          <table:table-cell table:formula="of:=[.E40]*9.5" office:value-type="float" office:value="361" calcext:value-type="float">
            <text:p>361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394" calcext:value-type="float">
            <text:p>394</text:p>
          </table:table-cell>
          <table:table-cell table:formula="of:=9.89*[.E41]" office:value-type="float" office:value="385.71" calcext:value-type="float">
            <text:p>385,71</text:p>
          </table:table-cell>
          <table:table-cell table:formula="of:=[.E41]*9.5" office:value-type="float" office:value="370.5" calcext:value-type="float">
            <text:p>370,5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386" calcext:value-type="float">
            <text:p>386</text:p>
          </table:table-cell>
          <table:table-cell table:formula="of:=9.89*[.E42]" office:value-type="float" office:value="395.6" calcext:value-type="float">
            <text:p>395,6</text:p>
          </table:table-cell>
          <table:table-cell table:formula="of:=[.E42]*9.5"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374" calcext:value-type="float">
            <text:p>374</text:p>
          </table:table-cell>
          <table:table-cell table:formula="of:=9.89*[.E43]" office:value-type="float" office:value="405.49" calcext:value-type="float">
            <text:p>405,49</text:p>
          </table:table-cell>
          <table:table-cell table:formula="of:=[.E43]*9.5" office:value-type="float" office:value="389.5" calcext:value-type="float">
            <text:p>389,5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377" calcext:value-type="float">
            <text:p>377</text:p>
          </table:table-cell>
          <table:table-cell table:formula="of:=9.89*[.E44]" office:value-type="float" office:value="415.38" calcext:value-type="float">
            <text:p>415,38</text:p>
          </table:table-cell>
          <table:table-cell table:formula="of:=[.E44]*9.5" office:value-type="float" office:value="399" calcext:value-type="float">
            <text:p>399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table:formula="of:=9.89*[.E45]" office:value-type="float" office:value="425.27" calcext:value-type="float">
            <text:p>425,27</text:p>
          </table:table-cell>
          <table:table-cell table:formula="of:=[.E45]*9.5" office:value-type="float" office:value="408.5" calcext:value-type="float">
            <text:p>408,5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number-columns-repeated="2" office:value-type="float" office:value="430" calcext:value-type="float">
            <text:p>430</text:p>
          </table:table-cell>
          <table:table-cell table:formula="of:=9.89*[.E46]" office:value-type="float" office:value="435.16" calcext:value-type="float">
            <text:p>435,16</text:p>
          </table:table-cell>
          <table:table-cell table:formula="of:=[.E46]*9.5" office:value-type="float" office:value="418" calcext:value-type="float">
            <text:p>418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376" calcext:value-type="float">
            <text:p>376</text:p>
          </table:table-cell>
          <table:table-cell table:formula="of:=9.89*[.E47]" office:value-type="float" office:value="445.05" calcext:value-type="float">
            <text:p>445,05</text:p>
          </table:table-cell>
          <table:table-cell table:formula="of:=[.E47]*9.5" office:value-type="float" office:value="427.5" calcext:value-type="float">
            <text:p>427,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384" calcext:value-type="float">
            <text:p>384</text:p>
          </table:table-cell>
          <table:table-cell table:formula="of:=9.89*[.E48]" office:value-type="float" office:value="454.94" calcext:value-type="float">
            <text:p>454,94</text:p>
          </table:table-cell>
          <table:table-cell table:formula="of:=[.E48]*9.5" office:value-type="float" office:value="437" calcext:value-type="float">
            <text:p>437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402" calcext:value-type="float">
            <text:p>402</text:p>
          </table:table-cell>
          <table:table-cell table:formula="of:=9.89*[.E49]" office:value-type="float" office:value="464.83" calcext:value-type="float">
            <text:p>464,83</text:p>
          </table:table-cell>
          <table:table-cell table:formula="of:=[.E49]*9.5" office:value-type="float" office:value="446.5" calcext:value-type="float">
            <text:p>446,5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417" calcext:value-type="float">
            <text:p>417</text:p>
          </table:table-cell>
          <table:table-cell table:formula="of:=9.89*[.E50]" office:value-type="float" office:value="474.72" calcext:value-type="float">
            <text:p>474,72</text:p>
          </table:table-cell>
          <table:table-cell table:formula="of:=[.E50]*9.5" office:value-type="float" office:value="456" calcext:value-type="float">
            <text:p>45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422" calcext:value-type="float">
            <text:p>422</text:p>
          </table:table-cell>
          <table:table-cell table:formula="of:=9.89*[.E51]" office:value-type="float" office:value="484.61" calcext:value-type="float">
            <text:p>484,61</text:p>
          </table:table-cell>
          <table:table-cell table:formula="of:=[.E51]*9.5" office:value-type="float" office:value="465.5" calcext:value-type="float">
            <text:p>465,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448" calcext:value-type="float">
            <text:p>448</text:p>
          </table:table-cell>
          <table:table-cell table:formula="of:=9.89*[.E52]" office:value-type="float" office:value="494.5" calcext:value-type="float">
            <text:p>494,5</text:p>
          </table:table-cell>
          <table:table-cell table:formula="of:=[.E52]*9.5" office:value-type="float" office:value="475" calcext:value-type="float">
            <text:p>47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494" calcext:value-type="float">
            <text:p>494</text:p>
          </table:table-cell>
          <table:table-cell table:formula="of:=9.89*[.E53]" office:value-type="float" office:value="504.39" calcext:value-type="float">
            <text:p>504,39</text:p>
          </table:table-cell>
          <table:table-cell table:formula="of:=[.E53]*9.5" office:value-type="float" office:value="484.5" calcext:value-type="float">
            <text:p>484,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494" calcext:value-type="float">
            <text:p>494</text:p>
          </table:table-cell>
          <table:table-cell table:formula="of:=9.89*[.E54]" office:value-type="float" office:value="514.28" calcext:value-type="float">
            <text:p>514,28</text:p>
          </table:table-cell>
          <table:table-cell table:formula="of:=[.E54]*9.5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494" calcext:value-type="float">
            <text:p>494</text:p>
          </table:table-cell>
          <table:table-cell table:formula="of:=9.89*[.E55]" office:value-type="float" office:value="524.17" calcext:value-type="float">
            <text:p>524,17</text:p>
          </table:table-cell>
          <table:table-cell table:formula="of:=[.E55]*9.5" office:value-type="float" office:value="503.5" calcext:value-type="float">
            <text:p>503,5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494" calcext:value-type="float">
            <text:p>494</text:p>
          </table:table-cell>
          <table:table-cell table:formula="of:=9.89*[.E56]" office:value-type="float" office:value="534.06" calcext:value-type="float">
            <text:p>534,06</text:p>
          </table:table-cell>
          <table:table-cell table:formula="of:=[.E56]*9.5" office:value-type="float" office:value="513" calcext:value-type="float">
            <text:p>513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494" calcext:value-type="float">
            <text:p>494</text:p>
          </table:table-cell>
          <table:table-cell table:formula="of:=9.89*[.E57]" office:value-type="float" office:value="543.95" calcext:value-type="float">
            <text:p>543,95</text:p>
          </table:table-cell>
          <table:table-cell table:formula="of:=[.E57]*9.5" office:value-type="float" office:value="522.5" calcext:value-type="float">
            <text:p>522,5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494" calcext:value-type="float">
            <text:p>494</text:p>
          </table:table-cell>
          <table:table-cell table:formula="of:=9.89*[.E58]" office:value-type="float" office:value="553.84" calcext:value-type="float">
            <text:p>553,84</text:p>
          </table:table-cell>
          <table:table-cell table:formula="of:=[.E58]*9.5" office:value-type="float" office:value="532" calcext:value-type="float">
            <text:p>532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494" calcext:value-type="float">
            <text:p>494</text:p>
          </table:table-cell>
          <table:table-cell table:formula="of:=9.89*[.E59]" office:value-type="float" office:value="563.73" calcext:value-type="float">
            <text:p>563,73</text:p>
          </table:table-cell>
          <table:table-cell table:formula="of:=[.E59]*9.5" office:value-type="float" office:value="541.5" calcext:value-type="float">
            <text:p>541,5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494" calcext:value-type="float">
            <text:p>494</text:p>
          </table:table-cell>
          <table:table-cell table:formula="of:=9.89*[.E60]" office:value-type="float" office:value="573.62" calcext:value-type="float">
            <text:p>573,62</text:p>
          </table:table-cell>
          <table:table-cell table:formula="of:=[.E60]*9.5" office:value-type="float" office:value="551" calcext:value-type="float">
            <text:p>55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494" calcext:value-type="float">
            <text:p>494</text:p>
          </table:table-cell>
          <table:table-cell table:formula="of:=9.89*[.E61]" office:value-type="float" office:value="583.51" calcext:value-type="float">
            <text:p>583,51</text:p>
          </table:table-cell>
          <table:table-cell table:formula="of:=[.E61]*9.5" office:value-type="float" office:value="560.5" calcext:value-type="float">
            <text:p>560,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494" calcext:value-type="float">
            <text:p>494</text:p>
          </table:table-cell>
          <table:table-cell table:formula="of:=9.89*[.E62]" office:value-type="float" office:value="593.4" calcext:value-type="float">
            <text:p>593,4</text:p>
          </table:table-cell>
          <table:table-cell table:formula="of:=[.E62]*9.5" office:value-type="float" office:value="570" calcext:value-type="float">
            <text:p>57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494" calcext:value-type="float">
            <text:p>494</text:p>
          </table:table-cell>
          <table:table-cell table:formula="of:=9.89*[.E63]" office:value-type="float" office:value="603.29" calcext:value-type="float">
            <text:p>603,29</text:p>
          </table:table-cell>
          <table:table-cell table:formula="of:=[.E63]*9.5" office:value-type="float" office:value="579.5" calcext:value-type="float">
            <text:p>579,5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494" calcext:value-type="float">
            <text:p>494</text:p>
          </table:table-cell>
          <table:table-cell table:formula="of:=9.89*[.E64]" office:value-type="float" office:value="613.18" calcext:value-type="float">
            <text:p>613,18</text:p>
          </table:table-cell>
          <table:table-cell table:formula="of:=[.E64]*9.5" office:value-type="float" office:value="589" calcext:value-type="float">
            <text:p>589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494" calcext:value-type="float">
            <text:p>494</text:p>
          </table:table-cell>
          <table:table-cell table:formula="of:=9.89*[.E65]" office:value-type="float" office:value="623.07" calcext:value-type="float">
            <text:p>623,07</text:p>
          </table:table-cell>
          <table:table-cell table:formula="of:=[.E65]*9.5" office:value-type="float" office:value="598.5" calcext:value-type="float">
            <text:p>598,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494" calcext:value-type="float">
            <text:p>494</text:p>
          </table:table-cell>
          <table:table-cell table:formula="of:=9.89*[.E66]" office:value-type="float" office:value="632.96" calcext:value-type="float">
            <text:p>632,96</text:p>
          </table:table-cell>
          <table:table-cell table:formula="of:=[.E66]*9.5" office:value-type="float" office:value="608" calcext:value-type="float">
            <text:p>608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494" calcext:value-type="float">
            <text:p>494</text:p>
          </table:table-cell>
          <table:table-cell table:formula="of:=9.89*[.E67]" office:value-type="float" office:value="642.85" calcext:value-type="float">
            <text:p>642,85</text:p>
          </table:table-cell>
          <table:table-cell table:formula="of:=[.E67]*9.5" office:value-type="float" office:value="617.5" calcext:value-type="float">
            <text:p>617,5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494" calcext:value-type="float">
            <text:p>494</text:p>
          </table:table-cell>
          <table:table-cell table:formula="of:=9.89*[.E68]" office:value-type="float" office:value="652.74" calcext:value-type="float">
            <text:p>652,74</text:p>
          </table:table-cell>
          <table:table-cell table:formula="of:=[.E68]*9.5" office:value-type="float" office:value="627" calcext:value-type="float">
            <text:p>62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494" calcext:value-type="float">
            <text:p>494</text:p>
          </table:table-cell>
          <table:table-cell table:formula="of:=9.89*[.E69]" office:value-type="float" office:value="662.63" calcext:value-type="float">
            <text:p>662,63</text:p>
          </table:table-cell>
          <table:table-cell table:formula="of:=[.E69]*9.5" office:value-type="float" office:value="636.5" calcext:value-type="float">
            <text:p>636,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494" calcext:value-type="float">
            <text:p>494</text:p>
          </table:table-cell>
          <table:table-cell table:formula="of:=9.89*[.E70]" office:value-type="float" office:value="672.52" calcext:value-type="float">
            <text:p>672,52</text:p>
          </table:table-cell>
          <table:table-cell table:formula="of:=[.E70]*9.5" office:value-type="float" office:value="646" calcext:value-type="float">
            <text:p>646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494" calcext:value-type="float">
            <text:p>494</text:p>
          </table:table-cell>
          <table:table-cell table:formula="of:=9.89*[.E71]" office:value-type="float" office:value="682.41" calcext:value-type="float">
            <text:p>682,41</text:p>
          </table:table-cell>
          <table:table-cell table:formula="of:=[.E71]*9.5" office:value-type="float" office:value="655.5" calcext:value-type="float">
            <text:p>655,5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494" calcext:value-type="float">
            <text:p>494</text:p>
          </table:table-cell>
          <table:table-cell table:formula="of:=9.89*[.E72]" office:value-type="float" office:value="692.3" calcext:value-type="float">
            <text:p>692,3</text:p>
          </table:table-cell>
          <table:table-cell table:formula="of:=[.E72]*9.5" office:value-type="float" office:value="665" calcext:value-type="float">
            <text:p>66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494" calcext:value-type="float">
            <text:p>494</text:p>
          </table:table-cell>
          <table:table-cell table:formula="of:=9.89*[.E73]" office:value-type="float" office:value="702.19" calcext:value-type="float">
            <text:p>702,19</text:p>
          </table:table-cell>
          <table:table-cell table:formula="of:=[.E73]*9.5" office:value-type="float" office:value="674.5" calcext:value-type="float">
            <text:p>674,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494" calcext:value-type="float">
            <text:p>494</text:p>
          </table:table-cell>
          <table:table-cell table:formula="of:=9.89*[.E74]" office:value-type="float" office:value="712.08" calcext:value-type="float">
            <text:p>712,08</text:p>
          </table:table-cell>
          <table:table-cell table:formula="of:=[.E74]*9.5" office:value-type="float" office:value="684" calcext:value-type="float">
            <text:p>684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494" calcext:value-type="float">
            <text:p>494</text:p>
          </table:table-cell>
          <table:table-cell table:formula="of:=9.89*[.E75]" office:value-type="float" office:value="721.97" calcext:value-type="float">
            <text:p>721,97</text:p>
          </table:table-cell>
          <table:table-cell table:formula="of:=[.E75]*9.5" office:value-type="float" office:value="693.5" calcext:value-type="float">
            <text:p>693,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494" calcext:value-type="float">
            <text:p>494</text:p>
          </table:table-cell>
          <table:table-cell table:formula="of:=9.89*[.E76]" office:value-type="float" office:value="731.86" calcext:value-type="float">
            <text:p>731,86</text:p>
          </table:table-cell>
          <table:table-cell table:formula="of:=[.E76]*9.5" office:value-type="float" office:value="703" calcext:value-type="float">
            <text:p>70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494" calcext:value-type="float">
            <text:p>494</text:p>
          </table:table-cell>
          <table:table-cell table:formula="of:=9.89*[.E77]" office:value-type="float" office:value="741.75" calcext:value-type="float">
            <text:p>741,75</text:p>
          </table:table-cell>
          <table:table-cell table:formula="of:=[.E77]*9.5" office:value-type="float" office:value="712.5" calcext:value-type="float">
            <text:p>712,5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494" calcext:value-type="float">
            <text:p>494</text:p>
          </table:table-cell>
          <table:table-cell table:formula="of:=9.89*[.E78]" office:value-type="float" office:value="751.64" calcext:value-type="float">
            <text:p>751,64</text:p>
          </table:table-cell>
          <table:table-cell table:formula="of:=[.E78]*9.5" office:value-type="float" office:value="722" calcext:value-type="float">
            <text:p>72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494" calcext:value-type="float">
            <text:p>494</text:p>
          </table:table-cell>
          <table:table-cell table:formula="of:=9.89*[.E79]" office:value-type="float" office:value="761.53" calcext:value-type="float">
            <text:p>761,53</text:p>
          </table:table-cell>
          <table:table-cell table:formula="of:=[.E79]*9.5" office:value-type="float" office:value="731.5" calcext:value-type="float">
            <text:p>731,5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494" calcext:value-type="float">
            <text:p>494</text:p>
          </table:table-cell>
          <table:table-cell table:formula="of:=9.89*[.E80]" office:value-type="float" office:value="771.42" calcext:value-type="float">
            <text:p>771,42</text:p>
          </table:table-cell>
          <table:table-cell table:formula="of:=[.E80]*9.5" office:value-type="float" office:value="741" calcext:value-type="float">
            <text:p>74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494" calcext:value-type="float">
            <text:p>494</text:p>
          </table:table-cell>
          <table:table-cell table:formula="of:=9.89*[.E81]" office:value-type="float" office:value="781.31" calcext:value-type="float">
            <text:p>781,31</text:p>
          </table:table-cell>
          <table:table-cell table:formula="of:=[.E81]*9.5" office:value-type="float" office:value="750.5" calcext:value-type="float">
            <text:p>750,5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494" calcext:value-type="float">
            <text:p>494</text:p>
          </table:table-cell>
          <table:table-cell table:formula="of:=9.89*[.E82]" office:value-type="float" office:value="791.2" calcext:value-type="float">
            <text:p>791,2</text:p>
          </table:table-cell>
          <table:table-cell table:formula="of:=[.E82]*9.5" office:value-type="float" office:value="760" calcext:value-type="float">
            <text:p>76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494" calcext:value-type="float">
            <text:p>494</text:p>
          </table:table-cell>
          <table:table-cell table:formula="of:=9.89*[.E83]" office:value-type="float" office:value="801.09" calcext:value-type="float">
            <text:p>801,09</text:p>
          </table:table-cell>
          <table:table-cell table:formula="of:=[.E83]*9.5" office:value-type="float" office:value="769.5" calcext:value-type="float">
            <text:p>769,5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494" calcext:value-type="float">
            <text:p>494</text:p>
          </table:table-cell>
          <table:table-cell table:formula="of:=9.89*[.E84]" office:value-type="float" office:value="810.98" calcext:value-type="float">
            <text:p>810,98</text:p>
          </table:table-cell>
          <table:table-cell table:formula="of:=[.E84]*9.5" office:value-type="float" office:value="779" calcext:value-type="float">
            <text:p>779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494" calcext:value-type="float">
            <text:p>494</text:p>
          </table:table-cell>
          <table:table-cell table:formula="of:=9.89*[.E85]" office:value-type="float" office:value="820.87" calcext:value-type="float">
            <text:p>820,87</text:p>
          </table:table-cell>
          <table:table-cell table:formula="of:=[.E85]*9.5" office:value-type="float" office:value="788.5" calcext:value-type="float">
            <text:p>788,5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494" calcext:value-type="float">
            <text:p>494</text:p>
          </table:table-cell>
          <table:table-cell table:formula="of:=9.89*[.E86]" office:value-type="float" office:value="830.76" calcext:value-type="float">
            <text:p>830,76</text:p>
          </table:table-cell>
          <table:table-cell table:formula="of:=[.E86]*9.5" office:value-type="float" office:value="798" calcext:value-type="float">
            <text:p>798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494" calcext:value-type="float">
            <text:p>494</text:p>
          </table:table-cell>
          <table:table-cell table:formula="of:=9.89*[.E87]" office:value-type="float" office:value="840.65" calcext:value-type="float">
            <text:p>840,65</text:p>
          </table:table-cell>
          <table:table-cell table:formula="of:=[.E87]*9.5" office:value-type="float" office:value="807.5" calcext:value-type="float">
            <text:p>807,5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494" calcext:value-type="float">
            <text:p>494</text:p>
          </table:table-cell>
          <table:table-cell table:formula="of:=9.89*[.E88]" office:value-type="float" office:value="850.54" calcext:value-type="float">
            <text:p>850,54</text:p>
          </table:table-cell>
          <table:table-cell table:formula="of:=[.E88]*9.5" office:value-type="float" office:value="817" calcext:value-type="float">
            <text:p>817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494" calcext:value-type="float">
            <text:p>494</text:p>
          </table:table-cell>
          <table:table-cell table:formula="of:=9.89*[.E89]" office:value-type="float" office:value="860.43" calcext:value-type="float">
            <text:p>860,43</text:p>
          </table:table-cell>
          <table:table-cell table:formula="of:=[.E89]*9.5" office:value-type="float" office:value="826.5" calcext:value-type="float">
            <text:p>826,5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494" calcext:value-type="float">
            <text:p>494</text:p>
          </table:table-cell>
          <table:table-cell table:formula="of:=9.89*[.E90]" office:value-type="float" office:value="870.32" calcext:value-type="float">
            <text:p>870,32</text:p>
          </table:table-cell>
          <table:table-cell table:formula="of:=[.E90]*9.5" office:value-type="float" office:value="836" calcext:value-type="float">
            <text:p>836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494" calcext:value-type="float">
            <text:p>494</text:p>
          </table:table-cell>
          <table:table-cell table:formula="of:=9.89*[.E91]" office:value-type="float" office:value="880.21" calcext:value-type="float">
            <text:p>880,21</text:p>
          </table:table-cell>
          <table:table-cell table:formula="of:=[.E91]*9.5" office:value-type="float" office:value="845.5" calcext:value-type="float">
            <text:p>845,5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494" calcext:value-type="float">
            <text:p>494</text:p>
          </table:table-cell>
          <table:table-cell table:formula="of:=9.89*[.E92]" office:value-type="float" office:value="890.1" calcext:value-type="float">
            <text:p>890,1</text:p>
          </table:table-cell>
          <table:table-cell table:formula="of:=[.E92]*9.5" office:value-type="float" office:value="855" calcext:value-type="float">
            <text:p>85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494" calcext:value-type="float">
            <text:p>494</text:p>
          </table:table-cell>
          <table:table-cell table:formula="of:=9.89*[.E93]" office:value-type="float" office:value="899.99" calcext:value-type="float">
            <text:p>899,99</text:p>
          </table:table-cell>
          <table:table-cell table:formula="of:=[.E93]*9.5" office:value-type="float" office:value="864.5" calcext:value-type="float">
            <text:p>864,5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494" calcext:value-type="float">
            <text:p>494</text:p>
          </table:table-cell>
          <table:table-cell table:formula="of:=9.89*[.E94]" office:value-type="float" office:value="909.88" calcext:value-type="float">
            <text:p>909,88</text:p>
          </table:table-cell>
          <table:table-cell table:formula="of:=[.E94]*9.5" office:value-type="float" office:value="874" calcext:value-type="float">
            <text:p>874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494" calcext:value-type="float">
            <text:p>494</text:p>
          </table:table-cell>
          <table:table-cell table:formula="of:=9.89*[.E95]" office:value-type="float" office:value="919.77" calcext:value-type="float">
            <text:p>919,77</text:p>
          </table:table-cell>
          <table:table-cell table:formula="of:=[.E95]*9.5" office:value-type="float" office:value="883.5" calcext:value-type="float">
            <text:p>883,5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494" calcext:value-type="float">
            <text:p>494</text:p>
          </table:table-cell>
          <table:table-cell table:formula="of:=9.89*[.E96]" office:value-type="float" office:value="929.66" calcext:value-type="float">
            <text:p>929,66</text:p>
          </table:table-cell>
          <table:table-cell table:formula="of:=[.E96]*9.5" office:value-type="float" office:value="893" calcext:value-type="float">
            <text:p>893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494" calcext:value-type="float">
            <text:p>494</text:p>
          </table:table-cell>
          <table:table-cell table:formula="of:=9.89*[.E97]" office:value-type="float" office:value="939.55" calcext:value-type="float">
            <text:p>939,55</text:p>
          </table:table-cell>
          <table:table-cell table:formula="of:=[.E97]*9.5" office:value-type="float" office:value="902.5" calcext:value-type="float">
            <text:p>902,5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494" calcext:value-type="float">
            <text:p>494</text:p>
          </table:table-cell>
          <table:table-cell table:formula="of:=9.89*[.E98]" office:value-type="float" office:value="949.44" calcext:value-type="float">
            <text:p>949,44</text:p>
          </table:table-cell>
          <table:table-cell table:formula="of:=[.E98]*9.5" office:value-type="float" office:value="912" calcext:value-type="float">
            <text:p>91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494" calcext:value-type="float">
            <text:p>494</text:p>
          </table:table-cell>
          <table:table-cell table:formula="of:=9.89*[.E99]" office:value-type="float" office:value="959.33" calcext:value-type="float">
            <text:p>959,33</text:p>
          </table:table-cell>
          <table:table-cell table:formula="of:=[.E99]*9.5" office:value-type="float" office:value="921.5" calcext:value-type="float">
            <text:p>921,5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494" calcext:value-type="float">
            <text:p>494</text:p>
          </table:table-cell>
          <table:table-cell table:formula="of:=9.89*[.E100]" office:value-type="float" office:value="969.22" calcext:value-type="float">
            <text:p>969,22</text:p>
          </table:table-cell>
          <table:table-cell table:formula="of:=[.E100]*9.5" office:value-type="float" office:value="931" calcext:value-type="float">
            <text:p>93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494" calcext:value-type="float">
            <text:p>494</text:p>
          </table:table-cell>
          <table:table-cell table:formula="of:=9.89*[.E101]" office:value-type="float" office:value="979.11" calcext:value-type="float">
            <text:p>979,11</text:p>
          </table:table-cell>
          <table:table-cell table:formula="of:=[.E101]*9.5" office:value-type="float" office:value="940.5" calcext:value-type="float">
            <text:p>940,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494" calcext:value-type="float">
            <text:p>494</text:p>
          </table:table-cell>
          <table:table-cell table:formula="of:=9.89*[.E102]" office:value-type="float" office:value="989" calcext:value-type="float">
            <text:p>989</text:p>
          </table:table-cell>
          <table:table-cell table:formula="of:=[.E102]*9.5" office:value-type="float" office:value="950" calcext:value-type="float">
            <text:p>95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, 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11:21:16.76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0T11:41:06.483000000</meta:creation-date>
    <dc:date>2022-10-13T13:13:30.544000000</dc:date>
    <meta:editing-duration>PT4H14M25S</meta:editing-duration>
    <meta:editing-cycles>58</meta:editing-cycles>
    <meta:generator>LibreOffice/7.2.4.1$Windows_X86_64 LibreOffice_project/27d75539669ac387bb498e35313b970b7fe9c4f9</meta:generator>
    <meta:document-statistic meta:table-count="2" meta:cell-count="78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02cm" svg:height="12.181cm" xlink:href=".." xlink:type="simple" chart:class="chart:line" chart:style-name="ch1">
        <chart:title svg:x="4.754cm" svg:y="0.379cm" chart:style-name="ch2">
          <text:p>Vitesse du moteur en fonction de la puissance</text:p>
        </chart:title>
        <chart:plot-area chart:style-name="ch3" table:cell-range-address="Données.A2:Données.A102 Données.C2:Données.C102" svg:x="1.387cm" svg:y="1.401cm" svg:width="17.039cm" svg:height="9.556cm">
          <chart:coordinate-region svg:x="2.194cm" svg:y="1.522cm" svg:width="15.906cm" svg:height="8.433cm"/>
          <chart:axis chart:dimension="x" chart:name="primary-x" chart:style-name="ch4">
            <chart:title svg:x="9.108cm" svg:y="11.2cm" chart:style-name="ch5">
              <text:p>puissance</text:p>
            </chart:title>
          </chart:axis>
          <chart:axis chart:dimension="y" chart:name="primary-y" chart:style-name="ch4">
            <chart:title svg:x="0.451cm" svg:y="6.739cm" chart:style-name="ch6">
              <text:p>vitesse</text:p>
            </chart:title>
            <chart:grid chart:style-name="ch7" chart:class="major"/>
          </chart:axis>
          <chart:series chart:style-name="ch8" chart:values-cell-range-address="Données.A2:Données.A102" chart:class="chart:line">
            <chart:data-point chart:repeated="101"/>
          </chart:series>
          <chart:series chart:style-name="ch9" chart:values-cell-range-address="Données.C2:Données.C102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onnées.A2:Données.A102</svg:desc>
                </draw:g>
              </table:table-cell>
              <table:table-cell office:value-type="float" office:value="0">
                <text:p>0</text:p>
                <draw:g>
                  <svg:desc>Données.C2:Données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9.67">
                <text:p>29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49.45">
                <text:p>49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9.34">
                <text:p>59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9.23">
                <text:p>69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89.01">
                <text:p>89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08.79">
                <text:p>108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">
                <text:p>110</text:p>
              </table:table-cell>
              <table:table-cell office:value-type="float" office:value="118.68">
                <text:p>118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128.57">
                <text:p>128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38.46">
                <text:p>138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148.35">
                <text:p>148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158.24">
                <text:p>158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  <table:table-cell office:value-type="float" office:value="168.13">
                <text:p>168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78.02">
                <text:p>178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187.91">
                <text:p>187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">
                <text:p>190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207.69">
                <text:p>207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217.58">
                <text:p>217.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0">
                <text:p>220</text:p>
              </table:table-cell>
              <table:table-cell office:value-type="float" office:value="227.47">
                <text:p>227.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0">
                <text:p>230</text:p>
              </table:table-cell>
              <table:table-cell office:value-type="float" office:value="237.36">
                <text:p>237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  <table:table-cell office:value-type="float" office:value="247.25">
                <text:p>247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257.14">
                <text:p>257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">
                <text:p>260</text:p>
              </table:table-cell>
              <table:table-cell office:value-type="float" office:value="267.03">
                <text:p>267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276.92">
                <text:p>276.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286.81">
                <text:p>286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0">
                <text:p>280</text:p>
              </table:table-cell>
              <table:table-cell office:value-type="float" office:value="296.7">
                <text:p>296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">
                <text:p>300</text:p>
              </table:table-cell>
              <table:table-cell office:value-type="float" office:value="306.59">
                <text:p>306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316.48">
                <text:p>316.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0">
                <text:p>320</text:p>
              </table:table-cell>
              <table:table-cell office:value-type="float" office:value="326.37">
                <text:p>326.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0">
                <text:p>320</text:p>
              </table:table-cell>
              <table:table-cell office:value-type="float" office:value="336.26">
                <text:p>336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346.15">
                <text:p>346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356.04">
                <text:p>356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0">
                <text:p>350</text:p>
              </table:table-cell>
              <table:table-cell office:value-type="float" office:value="365.93">
                <text:p>365.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375.82">
                <text:p>375.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385.71">
                <text:p>385.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0">
                <text:p>390</text:p>
              </table:table-cell>
              <table:table-cell office:value-type="float" office:value="395.6">
                <text:p>395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405.49">
                <text:p>405.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415.38">
                <text:p>415.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0">
                <text:p>410</text:p>
              </table:table-cell>
              <table:table-cell office:value-type="float" office:value="425.27">
                <text:p>425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0">
                <text:p>430</text:p>
              </table:table-cell>
              <table:table-cell office:value-type="float" office:value="435.16">
                <text:p>435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445.05">
                <text:p>445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0">
                <text:p>450</text:p>
              </table:table-cell>
              <table:table-cell office:value-type="float" office:value="454.94">
                <text:p>454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0">
                <text:p>460</text:p>
              </table:table-cell>
              <table:table-cell office:value-type="float" office:value="464.83">
                <text:p>464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474.72">
                <text:p>474.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484.61">
                <text:p>484.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0">
                <text:p>490</text:p>
              </table:table-cell>
              <table:table-cell office:value-type="float" office:value="494.5">
                <text:p>494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504.39">
                <text:p>504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0">
                <text:p>510</text:p>
              </table:table-cell>
              <table:table-cell office:value-type="float" office:value="514.28">
                <text:p>514.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524.17">
                <text:p>524.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0">
                <text:p>530</text:p>
              </table:table-cell>
              <table:table-cell office:value-type="float" office:value="534.06">
                <text:p>534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543.95">
                <text:p>543.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0">
                <text:p>550</text:p>
              </table:table-cell>
              <table:table-cell office:value-type="float" office:value="553.84">
                <text:p>553.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0">
                <text:p>560</text:p>
              </table:table-cell>
              <table:table-cell office:value-type="float" office:value="563.73">
                <text:p>563.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573.62">
                <text:p>573.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0">
                <text:p>580</text:p>
              </table:table-cell>
              <table:table-cell office:value-type="float" office:value="583.51">
                <text:p>583.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593.4">
                <text:p>593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0">
                <text:p>600</text:p>
              </table:table-cell>
              <table:table-cell office:value-type="float" office:value="603.29">
                <text:p>603.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613.18">
                <text:p>613.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0">
                <text:p>620</text:p>
              </table:table-cell>
              <table:table-cell office:value-type="float" office:value="623.07">
                <text:p>623.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632.96">
                <text:p>632.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0">
                <text:p>640</text:p>
              </table:table-cell>
              <table:table-cell office:value-type="float" office:value="642.85">
                <text:p>642.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652.74">
                <text:p>652.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0">
                <text:p>660</text:p>
              </table:table-cell>
              <table:table-cell office:value-type="float" office:value="662.63">
                <text:p>662.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672.52">
                <text:p>672.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682.41">
                <text:p>682.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0">
                <text:p>690</text:p>
              </table:table-cell>
              <table:table-cell office:value-type="float" office:value="692.3">
                <text:p>692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702.19">
                <text:p>702.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0">
                <text:p>710</text:p>
              </table:table-cell>
              <table:table-cell office:value-type="float" office:value="712.08">
                <text:p>712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721.97">
                <text:p>721.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731.86">
                <text:p>731.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741.75">
                <text:p>741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0">
                <text:p>740</text:p>
              </table:table-cell>
              <table:table-cell office:value-type="float" office:value="751.64">
                <text:p>751.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761.53">
                <text:p>761.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771.42">
                <text:p>771.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781.31">
                <text:p>781.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791.2">
                <text:p>79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0">
                <text:p>800</text:p>
              </table:table-cell>
              <table:table-cell office:value-type="float" office:value="801.09">
                <text:p>801.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810.98">
                <text:p>810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820.87">
                <text:p>820.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0">
                <text:p>830</text:p>
              </table:table-cell>
              <table:table-cell office:value-type="float" office:value="830.76">
                <text:p>830.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840.65">
                <text:p>840.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850.54">
                <text:p>850.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860.43">
                <text:p>860.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40">
                <text:p>840</text:p>
              </table:table-cell>
              <table:table-cell office:value-type="float" office:value="870.32">
                <text:p>870.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0">
                <text:p>850</text:p>
              </table:table-cell>
              <table:table-cell office:value-type="float" office:value="880.21">
                <text:p>880.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0">
                <text:p>860</text:p>
              </table:table-cell>
              <table:table-cell office:value-type="float" office:value="890.1">
                <text:p>890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0">
                <text:p>850</text:p>
              </table:table-cell>
              <table:table-cell office:value-type="float" office:value="899.99">
                <text:p>899.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0">
                <text:p>860</text:p>
              </table:table-cell>
              <table:table-cell office:value-type="float" office:value="909.88">
                <text:p>909.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0">
                <text:p>860</text:p>
              </table:table-cell>
              <table:table-cell office:value-type="float" office:value="919.77">
                <text:p>919.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0">
                <text:p>850</text:p>
              </table:table-cell>
              <table:table-cell office:value-type="float" office:value="929.66">
                <text:p>929.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0">
                <text:p>860</text:p>
              </table:table-cell>
              <table:table-cell office:value-type="float" office:value="939.55">
                <text:p>939.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0">
                <text:p>870</text:p>
              </table:table-cell>
              <table:table-cell office:value-type="float" office:value="949.44">
                <text:p>949.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0">
                <text:p>840</text:p>
              </table:table-cell>
              <table:table-cell office:value-type="float" office:value="959.33">
                <text:p>959.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0">
                <text:p>860</text:p>
              </table:table-cell>
              <table:table-cell office:value-type="float" office:value="969.22">
                <text:p>969.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0">
                <text:p>860</text:p>
              </table:table-cell>
              <table:table-cell office:value-type="float" office:value="979.11">
                <text:p>979.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0">
                <text:p>850</text:p>
              </table:table-cell>
              <table:table-cell office:value-type="float" office:value="989">
                <text:p>9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32cm" svg:height="12.719cm" xlink:href=".." xlink:type="simple" chart:class="chart:line" chart:style-name="ch1">
        <chart:title svg:x="3.19cm" svg:y="0.39cm" chart:style-name="ch2">
          <text:p>Vitesse de rotation du gyromètre en fonction de la puissance</text:p>
        </chart:title>
        <chart:plot-area chart:style-name="ch3" table:cell-range-address="Données.B2:Données.B102 Données.D2:Données.D102" svg:x="1.381cm" svg:y="1.423cm" svg:width="16.781cm" svg:height="10.061cm">
          <chart:coordinate-region svg:x="2.188cm" svg:y="1.544cm" svg:width="15.649cm" svg:height="8.938cm"/>
          <chart:axis chart:dimension="x" chart:name="primary-x" chart:style-name="ch4">
            <chart:title svg:x="8.973cm" svg:y="11.738cm" chart:style-name="ch5">
              <text:p>puissance</text:p>
            </chart:title>
          </chart:axis>
          <chart:axis chart:dimension="y" chart:name="primary-y" chart:style-name="ch4">
            <chart:title svg:x="0.451cm" svg:y="7.82cm" chart:style-name="ch6">
              <text:p>vitesse de rotation</text:p>
            </chart:title>
            <chart:grid chart:style-name="ch7" chart:class="major"/>
          </chart:axis>
          <chart:series chart:style-name="ch8" chart:values-cell-range-address="Données.B2:Données.B102" chart:class="chart:line">
            <chart:data-point chart:repeated="101"/>
          </chart:series>
          <chart:series chart:style-name="ch9" chart:values-cell-range-address="Données.D2:Données.D102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onnées.B2:Données.B102</svg:desc>
                </draw:g>
              </table:table-cell>
              <table:table-cell office:value-type="float" office:value="0">
                <text:p>0</text:p>
                <draw:g>
                  <svg:desc>Données.D2:Données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">
                <text:p>1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">
                <text:p>126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">
                <text:p>1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">
                <text:p>165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">
                <text:p>1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1">
                <text:p>161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2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">
                <text:p>197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">
                <text:p>20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">
                <text:p>213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4">
                <text:p>22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9">
                <text:p>239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">
                <text:p>257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">
                <text:p>2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4">
                <text:p>32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">
                <text:p>273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">
                <text:p>282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8">
                <text:p>28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1">
                <text:p>291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6">
                <text:p>346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2">
                <text:p>35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8">
                <text:p>328</text:p>
              </table:table-cell>
              <table:table-cell office:value-type="float" office:value="332.5">
                <text:p>33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1">
                <text:p>39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0">
                <text:p>350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4">
                <text:p>36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4">
                <text:p>394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6">
                <text:p>38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4">
                <text:p>374</text:p>
              </table:table-cell>
              <table:table-cell office:value-type="float" office:value="389.5">
                <text:p>389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">
                <text:p>3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8">
                <text:p>408</text:p>
              </table:table-cell>
              <table:table-cell office:value-type="float" office:value="408.5">
                <text:p>408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0">
                <text:p>43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6">
                <text:p>376</text:p>
              </table:table-cell>
              <table:table-cell office:value-type="float" office:value="427.5">
                <text:p>427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4">
                <text:p>38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2">
                <text:p>402</text:p>
              </table:table-cell>
              <table:table-cell office:value-type="float" office:value="446.5">
                <text:p>446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7">
                <text:p>41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2">
                <text:p>422</text:p>
              </table:table-cell>
              <table:table-cell office:value-type="float" office:value="465.5">
                <text:p>46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8">
                <text:p>44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">
                <text:p>494</text:p>
              </table:table-cell>
              <table:table-cell office:value-type="float" office:value="484.5">
                <text:p>484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4">
                <text:p>49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4">
                <text:p>494</text:p>
              </table:table-cell>
              <table:table-cell office:value-type="float" office:value="503.5">
                <text:p>503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4">
                <text:p>49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4">
                <text:p>494</text:p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4">
                <text:p>49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4">
                <text:p>494</text:p>
              </table:table-cell>
              <table:table-cell office:value-type="float" office:value="541.5">
                <text:p>541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4">
                <text:p>49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4">
                <text:p>494</text:p>
              </table:table-cell>
              <table:table-cell office:value-type="float" office:value="560.5">
                <text:p>56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4">
                <text:p>49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4">
                <text:p>494</text:p>
              </table:table-cell>
              <table:table-cell office:value-type="float" office:value="579.5">
                <text:p>579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4">
                <text:p>4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4">
                <text:p>494</text:p>
              </table:table-cell>
              <table:table-cell office:value-type="float" office:value="598.5">
                <text:p>598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4">
                <text:p>49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4">
                <text:p>494</text:p>
              </table:table-cell>
              <table:table-cell office:value-type="float" office:value="617.5">
                <text:p>617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4">
                <text:p>49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4">
                <text:p>494</text:p>
              </table:table-cell>
              <table:table-cell office:value-type="float" office:value="636.5">
                <text:p>636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4">
                <text:p>49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4">
                <text:p>494</text:p>
              </table:table-cell>
              <table:table-cell office:value-type="float" office:value="655.5">
                <text:p>655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4">
                <text:p>49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4">
                <text:p>494</text:p>
              </table:table-cell>
              <table:table-cell office:value-type="float" office:value="674.5">
                <text:p>674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4">
                <text:p>49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4">
                <text:p>494</text:p>
              </table:table-cell>
              <table:table-cell office:value-type="float" office:value="693.5">
                <text:p>693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4">
                <text:p>49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4">
                <text:p>494</text:p>
              </table:table-cell>
              <table:table-cell office:value-type="float" office:value="712.5">
                <text:p>71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4">
                <text:p>49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4">
                <text:p>494</text:p>
              </table:table-cell>
              <table:table-cell office:value-type="float" office:value="731.5">
                <text:p>73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4">
                <text:p>49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4">
                <text:p>494</text:p>
              </table:table-cell>
              <table:table-cell office:value-type="float" office:value="750.5">
                <text:p>750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4">
                <text:p>49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4">
                <text:p>494</text:p>
              </table:table-cell>
              <table:table-cell office:value-type="float" office:value="769.5">
                <text:p>769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4">
                <text:p>494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4">
                <text:p>494</text:p>
              </table:table-cell>
              <table:table-cell office:value-type="float" office:value="788.5">
                <text:p>788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4">
                <text:p>49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4">
                <text:p>494</text:p>
              </table:table-cell>
              <table:table-cell office:value-type="float" office:value="807.5">
                <text:p>807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4">
                <text:p>494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">
                <text:p>494</text:p>
              </table:table-cell>
              <table:table-cell office:value-type="float" office:value="826.5">
                <text:p>826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4">
                <text:p>49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4">
                <text:p>494</text:p>
              </table:table-cell>
              <table:table-cell office:value-type="float" office:value="845.5">
                <text:p>845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4">
                <text:p>494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4">
                <text:p>494</text:p>
              </table:table-cell>
              <table:table-cell office:value-type="float" office:value="864.5">
                <text:p>864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4">
                <text:p>49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4">
                <text:p>494</text:p>
              </table:table-cell>
              <table:table-cell office:value-type="float" office:value="883.5">
                <text:p>883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4">
                <text:p>494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4">
                <text:p>494</text:p>
              </table:table-cell>
              <table:table-cell office:value-type="float" office:value="902.5">
                <text:p>902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4">
                <text:p>494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4">
                <text:p>494</text:p>
              </table:table-cell>
              <table:table-cell office:value-type="float" office:value="921.5">
                <text:p>921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4">
                <text:p>494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4">
                <text:p>494</text:p>
              </table:table-cell>
              <table:table-cell office:value-type="float" office:value="940.5">
                <text:p>94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4">
                <text:p>494</text:p>
              </table:table-cell>
              <table:table-cell office:value-type="float" office:value="950">
                <text:p>9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24cm" svg:height="9.842cm" xlink:href=".." xlink:type="simple" chart:class="chart:line" chart:style-name="ch1">
        <chart:title svg:x="5.425cm" svg:y="0.332cm" chart:style-name="ch2">
          <text:p>Comparaison entre les deux capteurs</text:p>
        </chart:title>
        <chart:legend chart:legend-position="bottom" svg:x="6.001cm" svg:y="9.243cm" style:legend-expansion="wide" chart:style-name="ch3"/>
        <chart:plot-area chart:style-name="ch4" table:cell-range-address="Données.A1:Données.B102" chart:data-source-has-labels="row" svg:x="1.379cm" svg:y="1.307cm" svg:width="16.677cm" svg:height="6.575cm">
          <chart:coordinate-region svg:x="2.186cm" svg:y="1.428cm" svg:width="15.623cm" svg:height="5.452cm"/>
          <chart:axis chart:dimension="x" chart:name="primary-x" chart:style-name="ch5">
            <chart:title svg:x="8.919cm" svg:y="8.078cm" chart:style-name="ch6">
              <text:p>puissance</text:p>
            </chart:title>
          </chart:axis>
          <chart:axis chart:dimension="y" chart:name="primary-y" chart:style-name="ch7">
            <chart:title svg:x="0.451cm" svg:y="5.154cm" chart:style-name="ch8">
              <text:p>vitesse</text:p>
            </chart:title>
            <chart:grid chart:style-name="ch9" chart:class="major"/>
          </chart:axis>
          <chart:series chart:style-name="ch10" chart:values-cell-range-address="Données.A2:Données.A102" chart:label-cell-address="Données.A1:Données.A1" chart:class="chart:line">
            <chart:data-point chart:repeated="101"/>
          </chart:series>
          <chart:series chart:style-name="ch11" chart:values-cell-range-address="Données.B2:Données.B102" chart:label-cell-address="Données.B1:Données.B1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odeur optique</text:p>
                <draw:g>
                  <svg:desc>Données.A1:Données.A1</svg:desc>
                </draw:g>
              </table:table-cell>
              <table:table-cell office:value-type="string">
                <text:p>gyromètre</text:p>
                <draw:g>
                  <svg:desc>Données.B1:Donné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onnées.A2:Données.A102</svg:desc>
                </draw:g>
              </table:table-cell>
              <table:table-cell office:value-type="float" office:value="0">
                <text:p>0</text:p>
                <draw:g>
                  <svg:desc>Données.B2:Données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">
                <text:p>1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">
                <text:p>1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0">
                <text:p>22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0">
                <text:p>2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">
                <text:p>2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">
                <text:p>3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0">
                <text:p>32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0">
                <text:p>3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0">
                <text:p>39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0">
                <text:p>41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0">
                <text:p>45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0">
                <text:p>46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0">
                <text:p>49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0">
                <text:p>51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0">
                <text:p>53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0">
                <text:p>55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0">
                <text:p>56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0">
                <text:p>58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0">
                <text:p>60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0">
                <text:p>62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0">
                <text:p>64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0">
                <text:p>66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0">
                <text:p>69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0">
                <text:p>71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0">
                <text:p>74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0">
                <text:p>80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0">
                <text:p>83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40">
                <text:p>84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0">
                <text:p>85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0">
                <text:p>86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0">
                <text:p>85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0">
                <text:p>86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0">
                <text:p>86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0">
                <text:p>85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0">
                <text:p>86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0">
                <text:p>87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0">
                <text:p>84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0">
                <text:p>86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0">
                <text:p>86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0">
                <text:p>850</text:p>
              </table:table-cell>
              <table:table-cell office:value-type="float" office:value="494">
                <text:p>4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